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1pt"/>
    </style:style>
    <style:style style:name="co3" style:family="table-column">
      <style:table-column-properties fo:break-before="auto" style:column-width="33.31pt"/>
    </style:style>
    <style:style style:name="co4" style:family="table-column">
      <style:table-column-properties fo:break-before="auto" style:column-width="128.81pt"/>
    </style:style>
    <style:style style:name="co5" style:family="table-column">
      <style:table-column-properties fo:break-before="auto" style:column-width="39.06pt"/>
    </style:style>
    <style:style style:name="co6" style:family="table-column">
      <style:table-column-properties fo:break-before="auto" style:column-width="371.31pt"/>
    </style:style>
    <style:style style:name="co7" style:family="table-column">
      <style:table-column-properties fo:break-before="auto" style:column-width="53.35pt"/>
    </style:style>
    <style:style style:name="co8" style:family="table-column">
      <style:table-column-properties fo:break-before="auto" style:column-width="543.2pt"/>
    </style:style>
    <style:style style:name="co9" style:family="table-column">
      <style:table-column-properties fo:break-before="auto" style:column-width="117.64pt"/>
    </style:style>
    <style:style style:name="co10" style:family="table-column">
      <style:table-column-properties fo:break-before="auto" style:column-width="80.11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45.64pt"/>
    </style:style>
    <style:style style:name="co13" style:family="table-column">
      <style:table-column-properties fo:break-before="auto" style:column-width="92.49pt"/>
    </style:style>
    <style:style style:name="co14" style:family="table-column">
      <style:table-column-properties fo:break-before="auto" style:column-width="118.29pt"/>
    </style:style>
    <style:style style:name="co15" style:family="table-column">
      <style:table-column-properties fo:break-before="auto" style:column-width="124.75pt"/>
    </style:style>
    <style:style style:name="co16" style:family="table-column">
      <style:table-column-properties fo:break-before="auto" style:column-width="143.01pt"/>
    </style:style>
    <style:style style:name="co18" style:family="table-column">
      <style:table-column-properties fo:break-before="auto" style:column-width="11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 style:data-style-name="N0">
      <style:text-properties style:text-position=""/>
    </style:style>
    <style:style style:name="ce15" style:family="table-cell" style:parent-style-name="Default" style:data-style-name="N45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4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45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45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5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3ff23"/>
    </style:style>
    <style:style style:name="ce13" style:family="table-cell" style:parent-style-name="Default">
      <style:table-cell-properties fo:background-color="transparent"/>
    </style:style>
    <style:style style:name="ce16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pt"/>
    </style:style>
    <style:style style:name="ce17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45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5" table:default-cell-style-name="ce4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0" table:default-cell-style-name="Default"/>
        <table:table-column table:style-name="co11" table:default-cell-style-name="ce1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7" table:number-columns-repeated="1004" table:default-cell-style-name="Default"/>
        <table:table-row table:style-name="ro1">
          <table:table-cell office:value-type="string" calcext:value-type="string">
            <text:p>NOTE: In case of redundant renderings, make sure the best sounding one is published and archived!</text:p>
          </table:table-cell>
          <table:table-cell table:number-columns-repeated="7"/>
          <table:table-cell table:style-name="ce10" table:number-columns-repeated="2"/>
          <table:table-cell table:number-columns-repeated="10"/>
          <table:table-cell table:style-name="ce3" table:number-columns-repeated="1004"/>
        </table:table-row>
        <table:table-row table:style-name="ro1">
          <table:table-cell table:number-columns-repeated="8"/>
          <table:table-cell table:style-name="ce10" table:number-columns-repeated="2"/>
          <table:table-cell table:number-columns-repeated="10"/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Authors</text:p>
          </table:table-cell>
          <table:table-cell table:style-name="ce5" office:value-type="string" calcext:value-type="string">
            <text:p>Year</text:p>
          </table:table-cell>
          <table:table-cell table:style-name="ce3" office:value-type="string" calcext:value-type="string">
            <text:p>Album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Track</text:p>
          </table:table-cell>
          <table:table-cell table:style-name="ce3" office:value-type="string" calcext:value-type="string">
            <text:p>Title</text:p>
          </table:table-cell>
          <table:table-cell table:style-name="Default"/>
          <table:table-cell table:style-name="ce3" office:value-type="string" calcext:value-type="string">
            <text:p>Filepath</text:p>
          </table:table-cell>
          <table:table-cell table:style-name="ce11" office:value-type="string" calcext:value-type="string">
            <text:p>Date Created</text:p>
          </table:table-cell>
          <table:table-cell table:style-name="ce11" office:value-type="string" calcext:value-type="string">
            <text:p>Comments</text:p>
          </table:table-cell>
          <table:table-cell table:style-name="ce3" office:value-type="string" calcext:value-type="string">
            <text:p>Evaluation</text:p>
          </table:table-cell>
          <table:table-cell table:style-name="ce17" office:value-type="string" calcext:value-type="string">
            <text:p>Unpublished</text:p>
          </table:table-cell>
          <table:table-cell table:style-name="ce3" office:value-type="string" calcext:value-type="string">
            <text:p>Tagged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ASCAP</text:p>
          </table:table-cell>
          <table:table-cell table:style-name="ce3" office:value-type="string" calcext:value-type="string">
            <text:p>AdRev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SoundCloud</text:p>
          </table:table-cell>
          <table:table-cell table:style-name="ce3" office:value-type="string" calcext:value-type="string">
            <text:p>CDBaby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 table:formula="of:=SUM([.G4:.G15])" office:value-type="time" office:time-value="PT01H08M16S" calcext:value-type="time">
            <text:p>01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ud Strata</text:p>
          </table:table-cell>
          <table:table-cell table:style-name="ce9" office:value-type="time" office:time-value="PT00H10M01S" calcext:value-type="time">
            <text:p>10:01.00</text:p>
          </table:table-cell>
          <table:table-cell office:value-type="string" calcext:value-type="string">
            <text:p>d:\Dropbox\Michael Gogins\Garden of Algorithms\01-Cloud Strata.wav</text:p>
          </table:table-cell>
          <table:table-cell table:style-name="ce10" office:value-type="date" office:date-value="2014-01-14T03:03:11" calcext:value-type="date">
            <text:p>01/14/14 03:0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:.T4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iptych</text:p>
          </table:table-cell>
          <table:table-cell office:value-type="time" office:time-value="PT00H03M32S" calcext:value-type="time">
            <text:p>03:32.00</text:p>
          </table:table-cell>
          <table:table-cell office:value-type="string" calcext:value-type="string">
            <text:p>d:\Dropbox\Michael Gogins\Garden of Algorithms\02-Triptych.wav</text:p>
          </table:table-cell>
          <table:table-cell table:style-name="ce10" office:value-type="date" office:date-value="2014-01-14T03:04:11" calcext:value-type="date">
            <text:p>01/14/14 03:0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:.T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rk Tower</text:p>
          </table:table-cell>
          <table:table-cell office:value-type="time" office:time-value="PT00H05M13S" calcext:value-type="time">
            <text:p>05:13.00</text:p>
          </table:table-cell>
          <table:table-cell office:value-type="string" calcext:value-type="string">
            <text:p>d:\Dropbox\Michael Gogins\Garden of Algorithms\03-Dark Tower.wav</text:p>
          </table:table-cell>
          <table:table-cell table:style-name="ce10" office:value-type="date" office:date-value="2014-01-14T03:04:26" calcext:value-type="date">
            <text:p>01/14/14 03:0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6:.T6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nding Arches</text:p>
          </table:table-cell>
          <table:table-cell office:value-type="time" office:time-value="PT00H02M43S" calcext:value-type="time">
            <text:p>02:43.00</text:p>
          </table:table-cell>
          <table:table-cell office:value-type="string" calcext:value-type="string">
            <text:p>d:\Dropbox\Michael Gogins\Garden of Algorithms\04-Bending Arches.wav</text:p>
          </table:table-cell>
          <table:table-cell table:style-name="ce10" office:value-type="date" office:date-value="2014-01-14T03:04:47" calcext:value-type="date">
            <text:p>01/14/14 03:0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7:.T7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ken Differential</text:p>
          </table:table-cell>
          <table:table-cell office:value-type="time" office:time-value="PT00H06M48S" calcext:value-type="time">
            <text:p>06:48.00</text:p>
          </table:table-cell>
          <table:table-cell office:value-type="string" calcext:value-type="string">
            <text:p>d:\Dropbox\Michael Gogins\Garden of Algorithms\05-Broken Differential.wav</text:p>
          </table:table-cell>
          <table:table-cell table:style-name="ce10" office:value-type="date" office:date-value="2014-01-14T03:04:58" calcext:value-type="date">
            <text:p>01/14/14 03:0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8:.T8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970104e</text:p>
          </table:table-cell>
          <table:table-cell office:value-type="time" office:time-value="PT00H03M58S" calcext:value-type="time">
            <text:p>03:58.00</text:p>
          </table:table-cell>
          <table:table-cell office:value-type="string" calcext:value-type="string">
            <text:p>d:\Dropbox\Michael Gogins\Garden of Algorithms\06-970104e.wav</text:p>
          </table:table-cell>
          <table:table-cell table:style-name="ce10" office:value-type="date" office:date-value="2014-01-14T03:05:22.999999" calcext:value-type="date">
            <text:p>01/14/14 03:0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9:.T9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aotic Squares</text:p>
          </table:table-cell>
          <table:table-cell office:value-type="time" office:time-value="PT00H04M05S" calcext:value-type="time">
            <text:p>04:05.00</text:p>
          </table:table-cell>
          <table:table-cell office:value-type="string" calcext:value-type="string">
            <text:p>d:\Dropbox\Michael Gogins\Garden of Algorithms\07-Chaotic Squares.wav</text:p>
          </table:table-cell>
          <table:table-cell table:style-name="ce10" office:value-type="date" office:date-value="2014-01-14T03:05:36" calcext:value-type="date">
            <text:p>01/14/14 03:0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0:.T10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nMuse 21</text:p>
          </table:table-cell>
          <table:table-cell office:value-type="time" office:time-value="PT00H06M10S" calcext:value-type="time">
            <text:p>06:10.00</text:p>
          </table:table-cell>
          <table:table-cell office:value-type="string" calcext:value-type="string">
            <text:p>d:\Dropbox\Michael Gogins\Garden of Algorithms\08-LinMuse21.wav</text:p>
          </table:table-cell>
          <table:table-cell table:style-name="ce10" office:value-type="date" office:date-value="2014-01-14T03:05:49.999999" calcext:value-type="date">
            <text:p>01/14/14 03:0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1:.T11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ex</text:p>
          </table:table-cell>
          <table:table-cell office:value-type="time" office:time-value="PT00H08M02S" calcext:value-type="time">
            <text:p>08:02.00</text:p>
          </table:table-cell>
          <table:table-cell office:value-type="string" calcext:value-type="string">
            <text:p>d:\Dropbox\Michael Gogins\Garden of Algorithms\09-Hex.wav</text:p>
          </table:table-cell>
          <table:table-cell table:style-name="ce10" office:value-type="date" office:date-value="2014-01-14T03:06:09" calcext:value-type="date">
            <text:p>01/14/14 03:0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2:.T12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C3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Michael Gogins\Garden of Algorithms\10-MC 3.wav</text:p>
          </table:table-cell>
          <table:table-cell table:style-name="ce10" office:value-type="date" office:date-value="2014-01-14T03:06:33" calcext:value-type="date">
            <text:p>01/14/14 03:0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3:.T13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iano Fall</text:p>
          </table:table-cell>
          <table:table-cell office:value-type="time" office:time-value="PT00H07M27S" calcext:value-type="time">
            <text:p>07:27.00</text:p>
          </table:table-cell>
          <table:table-cell office:value-type="string" calcext:value-type="string">
            <text:p>d:\Dropbox\Michael Gogins\Garden of Algorithms\11-Piano Fall.wav</text:p>
          </table:table-cell>
          <table:table-cell table:style-name="ce10" office:value-type="date" office:date-value="2014-01-14T03:06:47" calcext:value-type="date">
            <text:p>01/14/14 03:0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4:.T14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hree Trees</text:p>
          </table:table-cell>
          <table:table-cell office:value-type="time" office:time-value="PT00H05M15S" calcext:value-type="time">
            <text:p>05:15.00</text:p>
          </table:table-cell>
          <table:table-cell office:value-type="string" calcext:value-type="string">
            <text:p>d:\Dropbox\Michael Gogins\Garden of Algorithms\12-Three Trees.wav</text:p>
          </table:table-cell>
          <table:table-cell table:style-name="ce10" office:value-type="date" office:date-value="2014-01-14T03:07:07" calcext:value-type="date">
            <text:p>01/14/14 03:07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5:.T1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 table:formula="of:=SUM([.G16:.G24])" office:value-type="time" office:time-value="PT00H54M55S" calcext:value-type="time">
            <text:p>00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91216a</text:p>
          </table:table-cell>
          <table:table-cell office:value-type="time" office:time-value="PT00H04M02S" calcext:value-type="time">
            <text:p>04:02.00</text:p>
          </table:table-cell>
          <table:table-cell office:value-type="string" calcext:value-type="string">
            <text:p>d:\Dropbox\Michael Gogins\Semblance\01-19991216a.wav</text:p>
          </table:table-cell>
          <table:table-cell table:style-name="ce10" office:value-type="date" office:date-value="2010-08-03T01:18:22" calcext:value-type="date">
            <text:p>08/03/10 01:18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6:.T16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000611B-b</text:p>
          </table:table-cell>
          <table:table-cell office:value-type="time" office:time-value="PT00H07M33S" calcext:value-type="time">
            <text:p>07:33.00</text:p>
          </table:table-cell>
          <table:table-cell office:value-type="string" calcext:value-type="string">
            <text:p>d:\Dropbox\Michael Gogins\Semblance\02-20000611B-b.wav</text:p>
          </table:table-cell>
          <table:table-cell table:style-name="ce10" office:value-type="date" office:date-value="2010-08-03T01:18:23.999988" calcext:value-type="date">
            <text:p>08/03/10 01:18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7:.T17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sound-2004-06-11-17.43.24.py</text:p>
          </table:table-cell>
          <table:table-cell office:value-type="time" office:time-value="PT00H06M41S" calcext:value-type="time">
            <text:p>06:41.00</text:p>
          </table:table-cell>
          <table:table-cell office:value-type="string" calcext:value-type="string">
            <text:p>d:\Dropbox\Michael Gogins\Semblance\03-csound-2004-06-11-17.43.24.py.wav</text:p>
          </table:table-cell>
          <table:table-cell table:style-name="ce10" office:value-type="date" office:date-value="2014-01-14T02:53:12.000011" calcext:value-type="date">
            <text:p>01/14/14 02:5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8:.T18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sound-2004-12-12-19.55.12.py</text:p>
          </table:table-cell>
          <table:table-cell office:value-type="time" office:time-value="PT00H05M44S" calcext:value-type="time">
            <text:p>05:44.00</text:p>
          </table:table-cell>
          <table:table-cell office:value-type="string" calcext:value-type="string">
            <text:p>d:\Dropbox\Michael Gogins\Semblance\04-csound-2004-12-12-19.55.12.py.wav</text:p>
          </table:table-cell>
          <table:table-cell table:style-name="ce10" office:value-type="date" office:date-value="2014-01-14T02:53:43.000002" calcext:value-type="date">
            <text:p>01/14/14 02:5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9:.T19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sound-2005-03-06-03-38.19.py</text:p>
          </table:table-cell>
          <table:table-cell office:value-type="time" office:time-value="PT00H09M10S" calcext:value-type="time">
            <text:p>09:10.00</text:p>
          </table:table-cell>
          <table:table-cell office:value-type="string" calcext:value-type="string">
            <text:p>d:\Dropbox\Michael Gogins\Semblance\05-csound-2005-03-06-03-38.19.py.wav</text:p>
          </table:table-cell>
          <table:table-cell table:style-name="ce10" office:value-type="date" office:date-value="2014-01-14T02:54:04" calcext:value-type="date">
            <text:p>01/14/14 02:5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0:.T20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-2002-01-28-17-37-42.042.mml</text:p>
          </table:table-cell>
          <table:table-cell office:value-type="time" office:time-value="PT00H03M36S" calcext:value-type="time">
            <text:p>03:36.00</text:p>
          </table:table-cell>
          <table:table-cell office:value-type="string" calcext:value-type="string">
            <text:p>d:\Dropbox\Michael Gogins\Semblance\06-f-2002-01-28-17-37-42.042.mml.wav</text:p>
          </table:table-cell>
          <table:table-cell table:style-name="ce10" office:value-type="date" office:date-value="2014-01-14T02:54:53" calcext:value-type="date">
            <text:p>01/14/14 02:5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1:.T21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-2002-03-02-22-35-05.005.mml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Michael Gogins\Semblance\07-f-2002-03-02-22-35-05.005.mml.wav</text:p>
          </table:table-cell>
          <table:table-cell table:style-name="ce10" office:value-type="date" office:date-value="2014-01-14T02:55:22" calcext:value-type="date">
            <text:p>01/14/14 02:5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2:.T22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ilence-2003-07-07-19.52.47.py</text:p>
          </table:table-cell>
          <table:table-cell office:value-type="time" office:time-value="PT00H05M36S" calcext:value-type="time">
            <text:p>05:36.00</text:p>
          </table:table-cell>
          <table:table-cell office:value-type="string" calcext:value-type="string">
            <text:p>d:\Dropbox\Michael Gogins\Semblance\08-silence-2003-07-07-19.52.47.py.wav</text:p>
          </table:table-cell>
          <table:table-cell table:style-name="ce10" office:value-type="date" office:date-value="2014-01-14T02:55:53" calcext:value-type="date">
            <text:p>01/14/14 02:5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3:.T23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odiac</text:p>
          </table:table-cell>
          <table:table-cell office:value-type="time" office:time-value="PT00H07M31S" calcext:value-type="time">
            <text:p>07:31.00</text:p>
          </table:table-cell>
          <table:table-cell office:value-type="string" calcext:value-type="string">
            <text:p>d:\Dropbox\Michael Gogins\Semblance\09-zodiac.wav</text:p>
          </table:table-cell>
          <table:table-cell table:style-name="ce10" office:value-type="date" office:date-value="2010-08-03T01:18:38" calcext:value-type="date">
            <text:p>08/03/10 01:18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4:.T24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 table:formula="of:=SUM([.G25:.G35])" office:value-type="time" office:time-value="PT00H57M41S" calcext:value-type="time">
            <text:p>00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Dualities</text:p>
          </table:table-cell>
          <table:table-cell office:value-type="time" office:time-value="PT00H01M05S" calcext:value-type="time">
            <text:p>01:05.00</text:p>
          </table:table-cell>
          <table:table-cell office:value-type="string" calcext:value-type="string">
            <text:p>d:\Dropbox\2014-06-15 NYCEMS Salon\Two Dualities.wav</text:p>
          </table:table-cell>
          <table:table-cell table:style-name="ce10" office:value-type="date" office:date-value="2014-05-17T18:36:31" calcext:value-type="date">
            <text:p>05/17/14 06:36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5:.T25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table:number-columns-repeated="2"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ue Leaves 4e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Talks\Brads class\My Way\Blue_Leaves_4e.norm.wav</text:p>
          </table:table-cell>
          <table:table-cell table:style-name="ce10" office:value-type="date" office:date-value="2013-03-09T12:07:22" calcext:value-type="date">
            <text:p>03/09/13 12:07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6:.T26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ue Leaves 5a-1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music\Blue_Leaves\Blue_Leaves_5a_1.norm.wav</text:p>
          </table:table-cell>
          <table:table-cell table:style-name="ce10" office:value-type="date" office:date-value="2013-03-30T10:50:44" calcext:value-type="date">
            <text:p>03/30/13 10:50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7:.T27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lue Leaves 1</text:p>
          </table:table-cell>
          <table:table-cell office:value-type="time" office:time-value="PT00H04M06S" calcext:value-type="time">
            <text:p>04:06.00</text:p>
          </table:table-cell>
          <table:table-cell office:value-type="string" calcext:value-type="string">
            <text:p>d:\Dropbox\music\Blue_LeavesBlue_Leaves_1.wav</text:p>
          </table:table-cell>
          <table:table-cell table:style-name="ce10" office:value-type="date" office:date-value="2014-03-12T01:03:29" calcext:value-type="date">
            <text:p>03/12/14 01:0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8:.T28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llow Leaves 4</text:p>
          </table:table-cell>
          <table:table-cell office:value-type="time" office:time-value="PT00H05M09S" calcext:value-type="time">
            <text:p>05:09.00</text:p>
          </table:table-cell>
          <table:table-cell office:value-type="string" calcext:value-type="string">
            <text:p>d:\Dropbox\music\Yellow_Leaves\Yellow_Leaves.4.lua.wav</text:p>
          </table:table-cell>
          <table:table-cell table:style-name="ce10" office:value-type="date" office:date-value="2013-03-09T12:02:04" calcext:value-type="date">
            <text:p>03/09/13 12:02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9:.T29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kg-2009-02-03-d</text:p>
          </table:table-cell>
          <table:table-cell office:value-type="time" office:time-value="PT00H07M56S" calcext:value-type="time">
            <text:p>07:56.00</text:p>
          </table:table-cell>
          <table:table-cell office:value-type="string" calcext:value-type="string">
            <text:p>d:\Dropbox\2009-ICMC-MKG\mkg-2009-02-03-d.wav</text:p>
          </table:table-cell>
          <table:table-cell table:style-name="ce10" office:value-type="date" office:date-value="2010-08-03T03:05:44" calcext:value-type="date">
            <text:p>08/03/10 03:0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0:.T3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kg-2009-09-14-r.py</text:p>
          </table:table-cell>
          <table:table-cell office:value-type="time" office:time-value="PT00H09M06S" calcext:value-type="time">
            <text:p>09:06.00</text:p>
          </table:table-cell>
          <table:table-cell office:value-type="string" calcext:value-type="string">
            <text:p>d:\Dropbox\studio\mkg-2009-09-14-r.py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1:.T31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ntouching-1</text:p>
          </table:table-cell>
          <table:table-cell office:value-type="time" office:time-value="PT00H05M06S" calcext:value-type="time">
            <text:p>05:06.00</text:p>
          </table:table-cell>
          <table:table-cell office:value-type="string" calcext:value-type="string">
            <text:p>d:\Dropbox\2014-Queens_College-MKG\Untouching-1.norm.wav</text:p>
          </table:table-cell>
          <table:table-cell table:style-name="ce10" office:value-type="date" office:date-value="2013-03-14T00:51:28" calcext:value-type="date">
            <text:p>03/14/13 12:51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2:.T32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kg-2007-01-20-b.py</text:p>
          </table:table-cell>
          <table:table-cell office:value-type="time" office:time-value="PT00H04M59S" calcext:value-type="time">
            <text:p>04:59.00</text:p>
          </table:table-cell>
          <table:table-cell office:value-type="string" calcext:value-type="string">
            <text:p>d:\Dropbox\2014-CircuitBridges-MKG\mkg-2007-01-20-b.py.wav</text:p>
          </table:table-cell>
          <table:table-cell table:style-name="ce10" office:value-type="date" office:date-value="2010-08-03T01:18:41" calcext:value-type="date">
            <text:p>08/03/10 01:18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3:.T33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kg-2008-12-25-b.wav</text:p>
          </table:table-cell>
          <table:table-cell office:value-type="time" office:time-value="PT00H00M52S" calcext:value-type="time">
            <text:p>00:52.00</text:p>
          </table:table-cell>
          <table:table-cell office:value-type="string" calcext:value-type="string">
            <text:p>d:\Dropbox\studio\01_workshop\mkg-2008-12-25-b.wav</text:p>
          </table:table-cell>
          <table:table-cell table:style-name="ce10" office:value-type="date" office:date-value="2010-08-03T01:14:15" calcext:value-type="date">
            <text:p>08/03/10 01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4:.T34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 table:formula="of:=SUM([.G35:.G37])" office:value-type="time" office:time-value="PT00H23M44S" calcext:value-type="time">
            <text:p>0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speride</text:p>
          </table:table-cell>
          <table:table-cell office:value-type="time" office:time-value="PT00H07M20S" calcext:value-type="time">
            <text:p>07:20.00</text:p>
          </table:table-cell>
          <table:table-cell office:value-type="string" calcext:value-type="string">
            <text:p>d:\Dropbox\2015-02-15 Spectrum NYC\Hesperide.wav</text:p>
          </table:table-cell>
          <table:table-cell table:style-name="ce10" office:value-type="date" office:date-value="2015-01-04T17:28:29" calcext:value-type="date">
            <text:p>01/04/15 05:28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5:.T35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don</text:p>
          </table:table-cell>
          <table:table-cell office:value-type="time" office:time-value="PT00H08M22S" calcext:value-type="time">
            <text:p>08:22.00</text:p>
          </table:table-cell>
          <table:table-cell office:value-type="string" calcext:value-type="string">
            <text:p>d:\Dropbox\2014-11-05 Spectrum NYC\Ladon-1-d.wav</text:p>
          </table:table-cell>
          <table:table-cell table:style-name="ce10" office:value-type="date" office:date-value="2014-12-02T00:01:39" calcext:value-type="date">
            <text:p>12/02/14 12:01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6:.T36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lamon</text:p>
          </table:table-cell>
          <table:table-cell office:value-type="time" office:time-value="PT00H08M02S" calcext:value-type="time">
            <text:p>08:02.00</text:p>
          </table:table-cell>
          <table:table-cell office:value-type="string" calcext:value-type="string">
            <text:p>d:\Dropbox\2015-06-22 NYCEMF\Telamon.wav</text:p>
          </table:table-cell>
          <table:table-cell table:style-name="ce10" office:value-type="date" office:date-value="2015-02-08T12:24:11" calcext:value-type="date">
            <text:p>02/08/15 12:24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7:.T37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 table:formula="of:=SUM([.G38:.G47])" office:value-type="time" office:time-value="PT00H53M33S" calcext:value-type="time">
            <text:p>00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vier</text:p>
          </table:table-cell>
          <table:table-cell office:value-type="time" office:time-value="PT00H09M00S" calcext:value-type="time">
            <text:p>09:00.00</text:p>
          </table:table-cell>
          <table:table-cell office:value-type="string" calcext:value-type="string">
            <text:p>d:\Dropbox\2016-06-13 NYCEMF\Pieces\Fixed Media\Sevier.6.wav</text:p>
          </table:table-cell>
          <table:table-cell table:style-name="ce10" office:value-type="date" office:date-value="2016-06-04T00:32:32" calcext:value-type="date">
            <text:p>06/04/16 12:32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8:.T38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table:number-columns-repeated="2"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eolus Study No. 3</text:p>
          </table:table-cell>
          <table:table-cell office:value-type="time" office:time-value="PT00H04M35S" calcext:value-type="time">
            <text:p>04:35.00</text:p>
          </table:table-cell>
          <table:table-cell office:value-type="string" calcext:value-type="string">
            <text:p>d:\Dropbox\2011-LAC-MKG\Aeolus_Study.3.native_reverb.lua.norm.wav</text:p>
          </table:table-cell>
          <table:table-cell table:style-name="ce10" office:value-type="date" office:date-value="2013-03-09T12:08:22" calcext:value-type="date">
            <text:p>03/09/13 12:08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9:.T39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Drone VII-D</text:p>
          </table:table-cell>
          <table:table-cell office:value-type="time" office:time-value="PT00H08M04S" calcext:value-type="time">
            <text:p>08:04.00</text:p>
          </table:table-cell>
          <table:table-cell office:value-type="string" calcext:value-type="string">
            <text:p>d:\Dropbox\2014-LAC-MKG\Submission\Drone-VIII-d.wav</text:p>
          </table:table-cell>
          <table:table-cell table:style-name="ce10" office:value-type="date" office:date-value="2014-02-03T02:46:25.000002" calcext:value-type="date">
            <text:p>02/03/14 02:4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0:.T4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aotic Dynamical System Study</text:p>
          </table:table-cell>
          <table:table-cell office:value-type="time" office:time-value="PT00H04M03S" calcext:value-type="time">
            <text:p>04:03.00</text:p>
          </table:table-cell>
          <table:table-cell office:value-type="string" calcext:value-type="string">
            <text:p>d:\Dropbox\2015-02-15 Spectrum NYC\Semblance 09 chaotic dynamical system.wav</text:p>
          </table:table-cell>
          <table:table-cell table:style-name="ce10" office:value-type="date" office:date-value="2015-01-03T19:15:22" calcext:value-type="date">
            <text:p>01/03/15 07:15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1:.T41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kg-2008-06-15-d-3</text:p>
          </table:table-cell>
          <table:table-cell office:value-type="time" office:time-value="PT00H06M05S" calcext:value-type="time">
            <text:p>06:05.00</text:p>
          </table:table-cell>
          <table:table-cell office:value-type="string" calcext:value-type="string">
            <text:p>d:\Dropbox\music\mkg-2008-06-15-d\mkg-2008-06-15-d-3.wav</text:p>
          </table:table-cell>
          <table:table-cell table:style-name="ce10" office:value-type="date" office:date-value="2013-03-09T12:05:06.999999" calcext:value-type="date">
            <text:p>03/09/13 12:05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2:.T42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kg-2008-06-20-a-1</text:p>
          </table:table-cell>
          <table:table-cell office:value-type="time" office:time-value="PT00H02M47S" calcext:value-type="time">
            <text:p>02:47.00</text:p>
          </table:table-cell>
          <table:table-cell office:value-type="string" calcext:value-type="string">
            <text:p>d:\Dropbox\studio\01_workshop\mkg-2008-06-20-a-1.wav</text:p>
          </table:table-cell>
          <table:table-cell table:style-name="ce10" office:value-type="date" office:date-value="2010-08-03T01:13:19" calcext:value-type="date">
            <text:p>08/03/10 01:1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3:.T43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kg-2008-09-16-c</text:p>
          </table:table-cell>
          <table:table-cell office:value-type="time" office:time-value="PT00H06M47S" calcext:value-type="time">
            <text:p>06:47.00</text:p>
          </table:table-cell>
          <table:table-cell office:value-type="string" calcext:value-type="string">
            <text:p>d:\Dropbox\studio\01_workshop\mkg-2008-09-16-c.wav</text:p>
          </table:table-cell>
          <table:table-cell table:style-name="ce10" office:value-type="date" office:date-value="2010-08-03T01:13:39" calcext:value-type="date">
            <text:p>08/03/10 01:1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4:.T44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kg-2009-01-10-b</text:p>
          </table:table-cell>
          <table:table-cell office:value-type="time" office:time-value="PT00H06M07S" calcext:value-type="time">
            <text:p>06:07.00</text:p>
          </table:table-cell>
          <table:table-cell office:value-type="string" calcext:value-type="string">
            <text:p>d:\Dropbox\studio\01_workshop\mkg-2009-01-10-b.wav</text:p>
          </table:table-cell>
          <table:table-cell table:style-name="ce10" office:value-type="date" office:date-value="2010-08-03T01:14:23" calcext:value-type="date">
            <text:p>08/03/10 01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5:.T45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kg-2009-01-10-c</text:p>
          </table:table-cell>
          <table:table-cell office:value-type="time" office:time-value="PT00H06M05S" calcext:value-type="time">
            <text:p>06:05.00</text:p>
          </table:table-cell>
          <table:table-cell office:value-type="string" calcext:value-type="string">
            <text:p>d:\Dropbox\Talks\Brad's class\My Way\mkg-2009-01-10-c.wav</text:p>
          </table:table-cell>
          <table:table-cell table:style-name="ce10" office:value-type="date" office:date-value="2010-08-03T01:14:27" calcext:value-type="date">
            <text:p>08/03/10 01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6:.T46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rims</text:p>
          </table:table-cell>
          <table:table-cell/>
          <table:table-cell office:value-type="string" calcext:value-type="string">
            <text:p>https://gogins.github.io/csound/Scrims_pnacl.html</text:p>
          </table:table-cell>
          <table:table-cell table:style-name="ce10" table:number-columns-repeated="2"/>
          <table:table-cell table:style-name="ce12" office:value-type="string" calcext:value-type="string">
            <text:p>Publish</text:p>
          </table:table-cell>
          <table:table-cell table:formula="of:=COUNTBLANK([.Q47:.T47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 table:formula="of:=SUM([.G48:.G52])" office:value-type="time" office:time-value="PT00H27M22S" calcext:value-type="time">
            <text:p>0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Fractals</text:p>
          </table:table-cell>
          <table:table-cell office:value-type="time" office:time-value="PT00H13M14S" calcext:value-type="time">
            <text:p>13:14.00</text:p>
          </table:table-cell>
          <table:table-cell office:value-type="string" calcext:value-type="string">
            <text:p>d:\Dropbox\2010-ICMC-MKG\soundifs\soundifs.py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8:.T48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ophysis-091206-3</text:p>
          </table:table-cell>
          <table:table-cell office:value-type="time" office:time-value="PT00H02M01S" calcext:value-type="time">
            <text:p>02:01.00</text:p>
          </table:table-cell>
          <table:table-cell office:value-type="string" calcext:value-type="string">
            <text:p>d:\Dropbox\2010-ICMC-MKG\soundifs\Apophysis-091206-3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9:.T49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fs-n.py</text:p>
          </table:table-cell>
          <table:table-cell office:value-type="time" office:time-value="PT00H02M01S" calcext:value-type="time">
            <text:p>02:01.00</text:p>
          </table:table-cell>
          <table:table-cell office:value-type="string" calcext:value-type="string">
            <text:p>d:\Dropbox\2010-ICMC-MKG\soundifs\ifs-n.py.wav</text:p>
          </table:table-cell>
          <table:table-cell table:style-name="ce10" office:value-type="date" office:date-value="2010-08-03T01:16:22" calcext:value-type="date">
            <text:p>08/03/10 01:1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0:.T50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fs-i.py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2010-ICMC-MKG\soundifs\ifs-i.py.wav</text:p>
          </table:table-cell>
          <table:table-cell table:style-name="ce10" office:value-type="date" office:date-value="2010-08-03T01:16:09" calcext:value-type="date">
            <text:p>08/03/10 01:1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1:.T51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fs-2008-01-23-a.py.wav</text:p>
          </table:table-cell>
          <table:table-cell office:value-type="time" office:time-value="PT00H05M04S" calcext:value-type="time">
            <text:p>05:04.00</text:p>
          </table:table-cell>
          <table:table-cell office:value-type="string" calcext:value-type="string">
            <text:p>d:\Dropbox\2010-ICMC-MKG\soundifs\ifs-2008-01-23-a.py.stereo.wav</text:p>
          </table:table-cell>
          <table:table-cell table:style-name="ce10" office:value-type="date" office:date-value="2010-08-03T01:15:25.999999" calcext:value-type="date">
            <text:p>08/03/10 01:1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2:.T52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 table:formula="of:=SUM([.G53:.G60])" office:value-type="time" office:time-value="PT00H48M23S" calcext:value-type="time">
            <text:p>0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al 23</text:p>
          </table:table-cell>
          <table:table-cell office:value-type="time" office:time-value="PT00H05M01S" calcext:value-type="time">
            <text:p>05:01.00</text:p>
          </table:table-cell>
          <table:table-cell office:value-type="string" calcext:value-type="string">
            <text:p>d:\Dropbox\Michael Gogins\Summertrees\01-Various _ 01_fractal23-a.mml.master.a.wav</text:p>
          </table:table-cell>
          <table:table-cell table:style-name="ce10" office:value-type="date" office:date-value="2014-01-14T03:12:33" calcext:value-type="date">
            <text:p>01/14/14 03:12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3:.T53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—2002-03-09–20-54-18.018.mml-a</text:p>
          </table:table-cell>
          <table:table-cell office:value-type="time" office:time-value="PT00H07M01S" calcext:value-type="time">
            <text:p>07:01.00</text:p>
          </table:table-cell>
          <table:table-cell office:value-type="string" calcext:value-type="string">
            <text:p>d:\Dropbox\Michael Gogins\Summertrees\02-Various _ 02_f--2002-03-09--20-54-18.018.mml-a.csd.master.wav</text:p>
          </table:table-cell>
          <table:table-cell table:style-name="ce10" office:value-type="date" office:date-value="2014-01-14T03:13:09" calcext:value-type="date">
            <text:p>01/14/14 03:1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4:.T54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—2002-03-08–13-48-05.005-a.mml</text:p>
          </table:table-cell>
          <table:table-cell office:value-type="time" office:time-value="PT00H07M02S" calcext:value-type="time">
            <text:p>07:02.00</text:p>
          </table:table-cell>
          <table:table-cell office:value-type="string" calcext:value-type="string">
            <text:p>d:\Dropbox\Michael Gogins\Summertrees\03-Various _ 03_f—2002-03-08--13-48-05.005-a.mml.master.wav</text:p>
          </table:table-cell>
          <table:table-cell table:style-name="ce10" office:value-type="date" office:date-value="2014-01-14T03:12:33" calcext:value-type="date">
            <text:p>01/14/14 03:12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5:.T5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-2001-10-27-a.mml-a</text:p>
          </table:table-cell>
          <table:table-cell office:value-type="time" office:time-value="PT00H06M48S" calcext:value-type="time">
            <text:p>06:48.00</text:p>
          </table:table-cell>
          <table:table-cell office:value-type="string" calcext:value-type="string">
            <text:p>d:\Dropbox\Michael Gogins\Summertrees\04-Various _ 04_B-2001-10-27-a.mml-a.csd.py.master.wav</text:p>
          </table:table-cell>
          <table:table-cell table:style-name="ce10" office:value-type="date" office:date-value="2014-01-14T03:14:10" calcext:value-type="date">
            <text:p>01/14/14 03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6:.T56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—2002-01-10–23-12-54.054-b.mml</text:p>
          </table:table-cell>
          <table:table-cell office:value-type="time" office:time-value="PT00H03M24S" calcext:value-type="time">
            <text:p>03:24.00</text:p>
          </table:table-cell>
          <table:table-cell office:value-type="string" calcext:value-type="string">
            <text:p>d:\Dropbox\Michael Gogins\Summertrees\05-Various _ 05_f--2002-01-10--23-12-54.054-b.mml.master.wav</text:p>
          </table:table-cell>
          <table:table-cell table:style-name="ce10" office:value-type="date" office:date-value="2014-01-14T03:14:36" calcext:value-type="date">
            <text:p>01/14/14 03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7:.T57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one.py.wav</text:p>
          </table:table-cell>
          <table:table-cell office:value-type="time" office:time-value="PT00H09M50S" calcext:value-type="time">
            <text:p>09:50.00</text:p>
          </table:table-cell>
          <table:table-cell office:value-type="string" calcext:value-type="string">
            <text:p>d:\Dropbox\Michael Gogins\Summertrees\06-Various _ 06_drone.py.wav</text:p>
          </table:table-cell>
          <table:table-cell table:style-name="ce10" office:value-type="date" office:date-value="2014-01-14T03:14:48" calcext:value-type="date">
            <text:p>01/14/14 03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8:.T58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ttractor1.mml-b</text:p>
          </table:table-cell>
          <table:table-cell office:value-type="time" office:time-value="PT00H04M08S" calcext:value-type="time">
            <text:p>04:08.00</text:p>
          </table:table-cell>
          <table:table-cell office:value-type="string" calcext:value-type="string">
            <text:p>d:\Dropbox\Michael Gogins\Summertrees\07-Various _ 07_Attractor1.mml-b.master.wav</text:p>
          </table:table-cell>
          <table:table-cell table:style-name="ce10" office:value-type="date" office:date-value="2014-01-14T03:15:20" calcext:value-type="date">
            <text:p>01/14/14 03:1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9:.T59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sound[2005-04-16][15.29.17]-a.py</text:p>
          </table:table-cell>
          <table:table-cell office:value-type="time" office:time-value="PT00H05M09S" calcext:value-type="time">
            <text:p>05:09.00</text:p>
          </table:table-cell>
          <table:table-cell office:value-type="string" calcext:value-type="string">
            <text:p>d:\Dropbox\Michael Gogins\Summertrees\08-Various _ 08_csound[2005-04-16][15.29.17]-a.py.master.wav</text:p>
          </table:table-cell>
          <table:table-cell table:style-name="ce10" office:value-type="date" office:date-value="2014-01-14T03:15:33" calcext:value-type="date">
            <text:p>01/14/14 03:1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60:.T60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1-AudioTrack 01.wav</text:p>
          </table:table-cell>
          <table:table-cell/>
          <table:table-cell office:value-type="string" calcext:value-type="string">
            <text:p>d:\Dropbox\Heidi Rogers\Demo with Danko, Moore, and Madison\01-AudioTrack 01.wav</text:p>
          </table:table-cell>
          <table:table-cell table:style-name="ce10" office:value-type="date" office:date-value="2014-03-02T18:15:36" calcext:value-type="date">
            <text:p>03/02/14 06:15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61:.T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2-AudioTrack 02.wav</text:p>
          </table:table-cell>
          <table:table-cell/>
          <table:table-cell office:value-type="string" calcext:value-type="string">
            <text:p>d:\Dropbox\Heidi Rogers\Demo with Danko, Moore, and Madison\02-AudioTrack 02.wav</text:p>
          </table:table-cell>
          <table:table-cell table:style-name="ce10" office:value-type="date" office:date-value="2014-03-02T18:16:03" calcext:value-type="date">
            <text:p>03/02/14 06:16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62:.T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3-AudioTrack 03.wav</text:p>
          </table:table-cell>
          <table:table-cell/>
          <table:table-cell office:value-type="string" calcext:value-type="string">
            <text:p>d:\Dropbox\Heidi Rogers\Demo with Danko, Moore, and Madison\03-AudioTrack 03.wav</text:p>
          </table:table-cell>
          <table:table-cell table:style-name="ce10" office:value-type="date" office:date-value="2014-03-02T18:16:21" calcext:value-type="date">
            <text:p>03/02/14 06:16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63:.T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3-csound-2004-06-11--17.43.24.py.wav</text:p>
          </table:table-cell>
          <table:table-cell/>
          <table:table-cell office:value-type="string" calcext:value-type="string">
            <text:p>d:\Dropbox\studio\04_to_copyright\Semblance\03-csound-2004-06-11--17.43.24.py.wav</text:p>
          </table:table-cell>
          <table:table-cell table:style-name="ce10" office:value-type="date" office:date-value="2010-08-03T01:18:25.999999" calcext:value-type="date">
            <text:p>08/03/10 01:1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64:.T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3-Various _ 03_f--2002-03-08--13-48-05.005-a.mml.master.wav</text:p>
          </table:table-cell>
          <table:table-cell/>
          <table:table-cell office:value-type="string" calcext:value-type="string">
            <text:p>d:\Dropbox\2015-02-15 Spectrum NYC\03-Various _ 03_f--2002-03-08--13-48-05.005-a.mml.master.wav</text:p>
          </table:table-cell>
          <table:table-cell table:style-name="ce10" office:value-type="date" office:date-value="2014-01-14T03:13:41" calcext:value-type="date">
            <text:p>01/14/14 03:13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65:.T6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4-AudioTrack 04.wav</text:p>
          </table:table-cell>
          <table:table-cell/>
          <table:table-cell office:value-type="string" calcext:value-type="string">
            <text:p>d:\Dropbox\Heidi Rogers\Demo with Danko, Moore, and Madison\04-AudioTrack 04.wav</text:p>
          </table:table-cell>
          <table:table-cell table:style-name="ce10" office:value-type="date" office:date-value="2014-03-02T18:16:36" calcext:value-type="date">
            <text:p>03/02/14 06:16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66:.T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4-csound-2004-12-12--19.55.12.py.wav</text:p>
          </table:table-cell>
          <table:table-cell/>
          <table:table-cell office:value-type="string" calcext:value-type="string">
            <text:p>d:\Dropbox\studio\04_to_copyright\Semblance\04-csound-2004-12-12--19.55.12.py.wav</text:p>
          </table:table-cell>
          <table:table-cell table:style-name="ce10" office:value-type="date" office:date-value="2010-08-03T01:18:28.999999" calcext:value-type="date">
            <text:p>08/03/10 01:1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67:.T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5-AudioTrack 05.wav</text:p>
          </table:table-cell>
          <table:table-cell/>
          <table:table-cell office:value-type="string" calcext:value-type="string">
            <text:p>d:\Dropbox\Heidi Rogers\Demo with Danko, Moore, and Madison\05-AudioTrack 05.wav</text:p>
          </table:table-cell>
          <table:table-cell table:style-name="ce10" office:value-type="date" office:date-value="2014-03-02T18:17:02" calcext:value-type="date">
            <text:p>03/02/14 06:17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68:.T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5-csound-2005-03-06--03.38.19.py.wav</text:p>
          </table:table-cell>
          <table:table-cell/>
          <table:table-cell office:value-type="string" calcext:value-type="string">
            <text:p>d:\Dropbox\studio\04_to_copyright\Semblance\05-csound-2005-03-06--03.38.19.py.wav</text:p>
          </table:table-cell>
          <table:table-cell table:style-name="ce10" office:value-type="date" office:date-value="2010-08-03T01:18:30" calcext:value-type="date">
            <text:p>08/03/10 01:1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69:.T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6-AudioTrack 06.wav</text:p>
          </table:table-cell>
          <table:table-cell/>
          <table:table-cell office:value-type="string" calcext:value-type="string">
            <text:p>d:\Dropbox\Heidi Rogers\Demo with Danko, Moore, and Madison\06-AudioTrack 06.wav</text:p>
          </table:table-cell>
          <table:table-cell table:style-name="ce10" office:value-type="date" office:date-value="2014-03-02T18:17:14" calcext:value-type="date">
            <text:p>03/02/14 06:17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70:.T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6-f--2002-01-28--17-37-42.042.mml.9632.1.wav</text:p>
          </table:table-cell>
          <table:table-cell/>
          <table:table-cell office:value-type="string" calcext:value-type="string">
            <text:p>d:\Dropbox\studio\04_to_copyright\Semblance\06-f--2002-01-28--17-37-42.042.mml.9632.1.wav</text:p>
          </table:table-cell>
          <table:table-cell table:style-name="ce10" office:value-type="date" office:date-value="2010-08-03T01:18:33" calcext:value-type="date">
            <text:p>08/03/10 01:1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71:.T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8-silence-2003-07-07--19.52.47-.py.wav</text:p>
          </table:table-cell>
          <table:table-cell/>
          <table:table-cell office:value-type="string" calcext:value-type="string">
            <text:p>d:\Dropbox\studio\04_to_copyright\Semblance\08-silence-2003-07-07--19.52.47-.py.wav</text:p>
          </table:table-cell>
          <table:table-cell table:style-name="ce10" office:value-type="date" office:date-value="2010-08-03T01:18:36" calcext:value-type="date">
            <text:p>08/03/10 01:1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72:.T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92021__knufds__stream-02.wav</text:p>
          </table:table-cell>
          <table:table-cell/>
          <table:table-cell office:value-type="string" calcext:value-type="string">
            <text:p>d:\Dropbox\acousmatic\92021__knufds__stream-02.wav</text:p>
          </table:table-cell>
          <table:table-cell table:style-name="ce10" office:value-type="date" office:date-value="2013-09-05T01:15:25" calcext:value-type="date">
            <text:p>09/05/13 01:15 A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73:.T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eolus_Study.3.native_reverb.lua.cd.wav</text:p>
          </table:table-cell>
          <table:table-cell/>
          <table:table-cell office:value-type="string" calcext:value-type="string">
            <text:p>d:\Dropbox\2011-LAC-MKG\Aeolus_Study.3.native_reverb.lua.cd.wav</text:p>
          </table:table-cell>
          <table:table-cell table:style-name="ce10" office:value-type="date" office:date-value="2013-03-09T12:08:21" calcext:value-type="date">
            <text:p>03/09/13 12:08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74:.T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.wav</text:p>
          </table:table-cell>
          <table:table-cell/>
          <table:table-cell office:value-type="string" calcext:value-type="string">
            <text:p>d:\Dropbox\2014-Vanderbilt_Planetarium-MKG\Apophysis-090301-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75:.T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00.grains.wav</text:p>
          </table:table-cell>
          <table:table-cell/>
          <table:table-cell office:value-type="string" calcext:value-type="string">
            <text:p>d:\Dropbox\2010-ICMC-MKG\soundifs\Apophysis-090301-100.grains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76:.T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02.wav</text:p>
          </table:table-cell>
          <table:table-cell/>
          <table:table-cell office:value-type="string" calcext:value-type="string">
            <text:p>d:\Dropbox\2010-ICMC-MKG\soundifs\Apophysis-090301-102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77:.T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7.grains.wav</text:p>
          </table:table-cell>
          <table:table-cell/>
          <table:table-cell office:value-type="string" calcext:value-type="string">
            <text:p>d:\Dropbox\2010-ICMC-MKG\soundifs\Apophysis-090301-17.grains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78:.T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7.wav</text:p>
          </table:table-cell>
          <table:table-cell/>
          <table:table-cell office:value-type="string" calcext:value-type="string">
            <text:p>d:\Dropbox\2010-ICMC-MKG\soundifs\Apophysis-090301-17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79:.T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2.wav</text:p>
          </table:table-cell>
          <table:table-cell/>
          <table:table-cell office:value-type="string" calcext:value-type="string">
            <text:p>d:\Dropbox\2010-ICMC-MKG\soundifs\Apophysis-090301-2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80:.T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40.wav</text:p>
          </table:table-cell>
          <table:table-cell/>
          <table:table-cell office:value-type="string" calcext:value-type="string">
            <text:p>d:\Dropbox\2010-ICMC-MKG\soundifs\Apophysis-090301-40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81:.T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402.wav</text:p>
          </table:table-cell>
          <table:table-cell/>
          <table:table-cell office:value-type="string" calcext:value-type="string">
            <text:p>d:\Dropbox\2010-ICMC-MKG\soundifs\Apophysis-090301-402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2:.T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6.wav</text:p>
          </table:table-cell>
          <table:table-cell/>
          <table:table-cell office:value-type="string" calcext:value-type="string">
            <text:p>d:\Dropbox\2010-ICMC-MKG\soundifs\Apophysis-090301-6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3:.T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1-101.wav</text:p>
          </table:table-cell>
          <table:table-cell/>
          <table:table-cell office:value-type="string" calcext:value-type="string">
            <text:p>d:\Dropbox\2010-ICMC-MKG\soundifs\Apophysis-091201-10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4:.T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2-101.wav</text:p>
          </table:table-cell>
          <table:table-cell/>
          <table:table-cell office:value-type="string" calcext:value-type="string">
            <text:p>d:\Dropbox\2010-ICMC-MKG\soundifs\Apophysis-091202-10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85:.T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2-102.wav</text:p>
          </table:table-cell>
          <table:table-cell/>
          <table:table-cell office:value-type="string" calcext:value-type="string">
            <text:p>d:\Dropbox\2010-ICMC-MKG\soundifs\Apophysis-091202-102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6:.T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3.wav</text:p>
          </table:table-cell>
          <table:table-cell/>
          <table:table-cell office:value-type="string" calcext:value-type="string">
            <text:p>d:\Dropbox\2010-ICMC-MKG\soundifs\Apophysis-091203-103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87:.T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4.wav</text:p>
          </table:table-cell>
          <table:table-cell/>
          <table:table-cell office:value-type="string" calcext:value-type="string">
            <text:p>d:\Dropbox\2010-ICMC-MKG\soundifs\Apophysis-091203-104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8:.T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5.wav</text:p>
          </table:table-cell>
          <table:table-cell/>
          <table:table-cell office:value-type="string" calcext:value-type="string">
            <text:p>d:\Dropbox\2010-ICMC-MKG\soundifs\Apophysis-091203-105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9:.T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1.wav</text:p>
          </table:table-cell>
          <table:table-cell/>
          <table:table-cell office:value-type="string" calcext:value-type="string">
            <text:p>d:\Dropbox\2010-ICMC-MKG\soundifs\Apophysis-091206-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0:.T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101.wav</text:p>
          </table:table-cell>
          <table:table-cell/>
          <table:table-cell office:value-type="string" calcext:value-type="string">
            <text:p>d:\Dropbox\2010-ICMC-MKG\soundifs\Apophysis-091206-10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91:.T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a.wav</text:p>
          </table:table-cell>
          <table:table-cell/>
          <table:table-cell office:value-type="string" calcext:value-type="string">
            <text:p>d:\Dropbox\2010-ICMC-MKG\soundifs\Apophysis-091206-a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92:.T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b.wav</text:p>
          </table:table-cell>
          <table:table-cell/>
          <table:table-cell office:value-type="string" calcext:value-type="string">
            <text:p>d:\Dropbox\2010-ICMC-MKG\soundifs\Apophysis-091206-b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3:.T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c.wav</text:p>
          </table:table-cell>
          <table:table-cell/>
          <table:table-cell office:value-type="string" calcext:value-type="string">
            <text:p>d:\Dropbox\2010-ICMC-MKG\soundifs\Apophysis-091206-c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94:.T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d.wav</text:p>
          </table:table-cell>
          <table:table-cell/>
          <table:table-cell office:value-type="string" calcext:value-type="string">
            <text:p>d:\Dropbox\2010-ICMC-MKG\soundifs\Apophysis-091206-d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5:.T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7-a.wav</text:p>
          </table:table-cell>
          <table:table-cell/>
          <table:table-cell office:value-type="string" calcext:value-type="string">
            <text:p>d:\Dropbox\2010-ICMC-MKG\soundifs\Apophysis-091207-a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6:.T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3.wav</text:p>
          </table:table-cell>
          <table:table-cell/>
          <table:table-cell office:value-type="string" calcext:value-type="string">
            <text:p>d:\Dropbox\2010-ICMC-MKG\soundifs\Apophysis-091225-3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7:.T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6.wav</text:p>
          </table:table-cell>
          <table:table-cell/>
          <table:table-cell office:value-type="string" calcext:value-type="string">
            <text:p>d:\Dropbox\2010-ICMC-MKG\soundifs\Apophysis-091225-6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8:.T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7.wav</text:p>
          </table:table-cell>
          <table:table-cell/>
          <table:table-cell office:value-type="string" calcext:value-type="string">
            <text:p>d:\Dropbox\2010-ICMC-MKG\soundifs\Apophysis-091225-7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9:.T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8.wav</text:p>
          </table:table-cell>
          <table:table-cell/>
          <table:table-cell office:value-type="string" calcext:value-type="string">
            <text:p>d:\Dropbox\2010-ICMC-MKG\soundifs\Apophysis-091225-8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00:.T1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1.wav</text:p>
          </table:table-cell>
          <table:table-cell/>
          <table:table-cell office:value-type="string" calcext:value-type="string">
            <text:p>d:\Dropbox\2010-ICMC-MKG\soundifs\Apophysis-091228-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01:.T1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2.wav</text:p>
          </table:table-cell>
          <table:table-cell/>
          <table:table-cell office:value-type="string" calcext:value-type="string">
            <text:p>d:\Dropbox\2010-ICMC-MKG\soundifs\Apophysis-091228-2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02:.T1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4.wav</text:p>
          </table:table-cell>
          <table:table-cell/>
          <table:table-cell office:value-type="string" calcext:value-type="string">
            <text:p>d:\Dropbox\2010-ICMC-MKG\soundifs\Apophysis-091228-4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03:.T1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5.wav</text:p>
          </table:table-cell>
          <table:table-cell/>
          <table:table-cell office:value-type="string" calcext:value-type="string">
            <text:p>d:\Dropbox\2010-ICMC-MKG\soundifs\Apophysis-091228-5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04:.T1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4e.cd.wav</text:p>
          </table:table-cell>
          <table:table-cell/>
          <table:table-cell office:value-type="string" calcext:value-type="string">
            <text:p>d:\Dropbox\music\Blue_Leaves\Blue_Leaves_4e.cd.wav</text:p>
          </table:table-cell>
          <table:table-cell table:style-name="ce10" office:value-type="date" office:date-value="2013-03-09T12:07:17" calcext:value-type="date">
            <text:p>03/09/13 12:07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05:.T1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4e.wav</text:p>
          </table:table-cell>
          <table:table-cell/>
          <table:table-cell office:value-type="string" calcext:value-type="string">
            <text:p>d:\Dropbox\music\Blue_Leaves\Blue_Leaves_4e.wav</text:p>
          </table:table-cell>
          <table:table-cell table:style-name="ce10" office:value-type="date" office:date-value="2013-03-09T12:07:28" calcext:value-type="date">
            <text:p>03/09/13 12:07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06:.T1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5a_1.cd.wav</text:p>
          </table:table-cell>
          <table:table-cell/>
          <table:table-cell office:value-type="string" calcext:value-type="string">
            <text:p>d:\Dropbox\music\Blue_Leaves\Blue_Leaves_5a_1.cd.wav</text:p>
          </table:table-cell>
          <table:table-cell table:style-name="ce10" office:value-type="date" office:date-value="2013-03-30T10:50:49" calcext:value-type="date">
            <text:p>03/30/13 10:50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07:.T1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5a.norm.wav</text:p>
          </table:table-cell>
          <table:table-cell/>
          <table:table-cell office:value-type="string" calcext:value-type="string">
            <text:p>d:\Dropbox\Talks\Brad's class\My Way\Blue_Leaves_5a.norm.wav</text:p>
          </table:table-cell>
          <table:table-cell table:style-name="ce10" office:value-type="date" office:date-value="2013-04-11T16:08:46" calcext:value-type="date">
            <text:p>04/11/13 04:08 P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08:.T1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6.norm.wav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2013-Csound-MKG\Gogins Submissions\Blue Leaves 6\Blue_Leaves_6.norm.wav</text:p>
          </table:table-cell>
          <table:table-cell table:style-name="ce10" office:value-type="date" office:date-value="2013-09-18T01:30:46" calcext:value-type="date">
            <text:p>09/18/13 01:30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09:.T109])=4" office:value-type="float" office:value="0" calcext:value-type="float">
            <text:p>0.00</text:p>
          </table:table-cell>
          <table:table-cell table:number-columns-repeated="5"/>
          <table:table-cell table:number-columns-repeated="2"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cd.wav</text:p>
          </table:table-cell>
          <table:table-cell/>
          <table:table-cell office:value-type="string" calcext:value-type="string">
            <text:p>d:\Dropbox\music\Blue_Leaves\Blue_Leaves.cd.wav</text:p>
          </table:table-cell>
          <table:table-cell table:style-name="ce10" office:value-type="date" office:date-value="2013-08-22T11:36:25.000002" calcext:value-type="date">
            <text:p>08/22/13 11:3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10:.T1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norm.wav</text:p>
          </table:table-cell>
          <table:table-cell/>
          <table:table-cell office:value-type="string" calcext:value-type="string">
            <text:p>d:\Dropbox\music\Blue_Leaves\Blue_Leaves.norm.wav</text:p>
          </table:table-cell>
          <table:table-cell table:style-name="ce10" office:value-type="date" office:date-value="2013-08-22T11:36:22" calcext:value-type="date">
            <text:p>08/22/13 11:3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11:.T1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wav</text:p>
          </table:table-cell>
          <table:table-cell/>
          <table:table-cell office:value-type="string" calcext:value-type="string">
            <text:p>d:\Dropbox\music\Blue_Leaves\Blue_Leaves.wav</text:p>
          </table:table-cell>
          <table:table-cell table:style-name="ce10" office:value-type="date" office:date-value="2013-08-22T11:36:18" calcext:value-type="date">
            <text:p>08/22/13 11:3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12:.T1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bee.wav</text:p>
          </table:table-cell>
          <table:table-cell/>
          <table:table-cell office:value-type="string" calcext:value-type="string">
            <text:p>d:\Dropbox\imparting_harmonies\bluebee.wav</text:p>
          </table:table-cell>
          <table:table-cell table:style-name="ce10" office:value-type="date" office:date-value="2016-09-07T22:52:18" calcext:value-type="date">
            <text:p>09/07/16 10:52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113:.T1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owl.wav</text:p>
          </table:table-cell>
          <table:table-cell/>
          <table:table-cell office:value-type="string" calcext:value-type="string">
            <text:p>d:\Dropbox\imparting_harmonies\bowl.wav</text:p>
          </table:table-cell>
          <table:table-cell table:style-name="ce10" office:value-type="date" office:date-value="2016-09-07T22:50:35" calcext:value-type="date">
            <text:p>09/07/16 10:50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114:.T1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ellular.wav</text:p>
          </table:table-cell>
          <table:table-cell/>
          <table:table-cell office:value-type="string" calcext:value-type="string">
            <text:p>d:\Dropbox\tutorial\code\01_DiceGame\cellular.wav</text:p>
          </table:table-cell>
          <table:table-cell table:style-name="ce10" office:value-type="date" office:date-value="2013-04-28T22:40:38" calcext:value-type="date">
            <text:p>04/28/13 10:40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15:.T1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loudStrata.wav</text:p>
          </table:table-cell>
          <table:table-cell/>
          <table:table-cell office:value-type="string" calcext:value-type="string">
            <text:p>d:\Dropbox\Talks\Brad's class\My Way\CloudStrata.wav</text:p>
          </table:table-cell>
          <table:table-cell table:style-name="ce10" office:value-type="date" office:date-value="2013-04-11T16:08:36" calcext:value-type="date">
            <text:p>04/11/13 04:08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16:.T1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opy of GardenOfAlgorithms-MichaelGogins-05.wav</text:p>
          </table:table-cell>
          <table:table-cell/>
          <table:table-cell office:value-type="string" calcext:value-type="string">
            <text:p>d:\Dropbox\studio\05_copyrighted\GardenOfAlgorithms\Copy of GardenOfAlgorithms-MichaelGogins-05.wav</text:p>
          </table:table-cell>
          <table:table-cell table:style-name="ce10" office:value-type="date" office:date-value="2010-08-03T01:21:04.999999" calcext:value-type="date">
            <text:p>08/03/10 01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17:.T1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ounterpoint.wav</text:p>
          </table:table-cell>
          <table:table-cell/>
          <table:table-cell office:value-type="string" calcext:value-type="string">
            <text:p>d:\Dropbox\studio\01_workshop\counterpoint\counterpoint.wav</text:p>
          </table:table-cell>
          <table:table-cell table:style-name="ce10" office:value-type="date" office:date-value="2010-08-03T01:14:44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18:.T1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rickets.wav</text:p>
          </table:table-cell>
          <table:table-cell/>
          <table:table-cell office:value-type="string" calcext:value-type="string">
            <text:p>d:\Dropbox\imparting_harmonies\crickets.wav</text:p>
          </table:table-cell>
          <table:table-cell table:style-name="ce10" office:value-type="date" office:date-value="2016-09-07T22:59:21" calcext:value-type="date">
            <text:p>09/07/16 10:59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119:.T1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4-12-12--19.55.12.py.wav</text:p>
          </table:table-cell>
          <table:table-cell/>
          <table:table-cell office:value-type="string" calcext:value-type="string">
            <text:p>d:\Dropbox\2014-NYCEMF-MKG\attic\csound-2004-12-12--19.55.12\csound-2004-12-12--19.55.12.py.wav</text:p>
          </table:table-cell>
          <table:table-cell table:style-name="ce10" office:value-type="date" office:date-value="2014-01-15T00:39:29" calcext:value-type="date">
            <text:p>01/15/14 12:39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20:.T1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4-12-12--19.55.12a.py.csd.wav</text:p>
          </table:table-cell>
          <table:table-cell/>
          <table:table-cell office:value-type="string" calcext:value-type="string">
            <text:p>d:\Dropbox\2014-NYCEMF-MKG\attic\csound-2004-12-12--19.55.12a.py.csd.wav</text:p>
          </table:table-cell>
          <table:table-cell table:style-name="ce10" office:value-type="date" office:date-value="2014-01-15T01:44:40" calcext:value-type="date">
            <text:p>01/15/14 01:44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1:.T1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.py.wav</text:p>
          </table:table-cell>
          <table:table-cell/>
          <table:table-cell office:value-type="string" calcext:value-type="string">
            <text:p>d:\Dropbox\2014-NYCEMF-MKG\csound-2005-03-06--03.38.19\csound-2005-03-06--03.38.19.py.wav</text:p>
          </table:table-cell>
          <table:table-cell table:style-name="ce10" office:value-type="date" office:date-value="2014-01-14T22:45:29" calcext:value-type="date">
            <text:p>01/14/14 10:4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2:.T1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 (sorabji's conflicted copy 2014-03-06).wav</text:p>
          </table:table-cell>
          <table:table-cell/>
          <table:table-cell office:value-type="string" calcext:value-type="string">
            <text:p>d:\Dropbox\2014-NYCEMF-MKG\submissions\csound-2005-03-06--03.38.19a.py (sorabji's conflicted copy 2014-03-06).wav</text:p>
          </table:table-cell>
          <table:table-cell table:style-name="ce10" office:value-type="date" office:date-value="2014-02-23T19:59:10" calcext:value-type="date">
            <text:p>02/23/14 07:59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3:.T1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-old1.wav</text:p>
          </table:table-cell>
          <table:table-cell/>
          <table:table-cell office:value-type="string" calcext:value-type="string">
            <text:p>d:\Dropbox\2014-NYCEMF-MKG\submissions\csound-2005-03-06--03.38.19a.py-old1.wav</text:p>
          </table:table-cell>
          <table:table-cell table:style-name="ce10" office:value-type="date" office:date-value="2014-02-23T18:48:46" calcext:value-type="date">
            <text:p>02/23/14 06:48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4:.T1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.wav</text:p>
          </table:table-cell>
          <table:table-cell/>
          <table:table-cell office:value-type="string" calcext:value-type="string">
            <text:p>d:\Dropbox\2014-NYCEMF-MKG\submissions\csound-2005-03-06--03.38.19a.py.wav</text:p>
          </table:table-cell>
          <table:table-cell table:style-name="ce10" office:value-type="date" office:date-value="2014-04-23T01:27:13" calcext:value-type="date">
            <text:p>04/23/14 01:2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5:.T1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b.py.wav</text:p>
          </table:table-cell>
          <table:table-cell/>
          <table:table-cell office:value-type="string" calcext:value-type="string">
            <text:p>d:\Dropbox\2014-NYCEMF-MKG\submissions\csound-2005-03-06--03.38.19b.py.wav</text:p>
          </table:table-cell>
          <table:table-cell table:style-name="ce10" office:value-type="date" office:date-value="2014-04-26T22:14:26" calcext:value-type="date">
            <text:p>04/26/14 10:1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6:.T1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c.py.wav</text:p>
          </table:table-cell>
          <table:table-cell/>
          <table:table-cell office:value-type="string" calcext:value-type="string">
            <text:p>d:\Dropbox\2014-NYCEMF-MKG\submissions\csound-2005-03-06--03.38.19c.py.wav</text:p>
          </table:table-cell>
          <table:table-cell table:style-name="ce10" office:value-type="date" office:date-value="2014-05-02T11:30:51" calcext:value-type="date">
            <text:p>05/02/14 11:30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7:.T1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d.py.wav</text:p>
          </table:table-cell>
          <table:table-cell/>
          <table:table-cell office:value-type="string" calcext:value-type="string">
            <text:p>d:\Dropbox\2014-NYCEMF-MKG\submissions\csound-2005-03-06--03.38.19d.py.wav</text:p>
          </table:table-cell>
          <table:table-cell table:style-name="ce10" office:value-type="date" office:date-value="2014-05-06T11:28:47" calcext:value-type="date">
            <text:p>05/06/14 11:2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8:.T1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ac-tutorial-1.wav</text:p>
          </table:table-cell>
          <table:table-cell/>
          <table:table-cell office:value-type="string" calcext:value-type="string">
            <text:p>d:\Dropbox\tutorial\csoundac-tutorial-1.wav</text:p>
          </table:table-cell>
          <table:table-cell table:style-name="ce10" office:value-type="date" office:date-value="2010-07-30T13:40:49" calcext:value-type="date">
            <text:p>07/30/10 01:40 P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29:.T1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Drone-IV-1377971544.tagged.wav</text:p>
          </table:table-cell>
          <table:table-cell/>
          <table:table-cell office:value-type="string" calcext:value-type="string">
            <text:p>d:\Dropbox\2013-Csound-MKG\Gogins Submissions\Drone IV\Drone-IV-1377971544.tagged.wav</text:p>
          </table:table-cell>
          <table:table-cell table:style-name="ce10" office:value-type="date" office:date-value="2013-08-31T18:13:35" calcext:value-type="date">
            <text:p>08/31/13 06:13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30:.T130])=4" office:value-type="float" office:value="0" calcext:value-type="float">
            <text:p>0.00</text:p>
          </table:table-cell>
          <table:table-cell table:number-columns-repeated="5"/>
          <table:table-cell table:number-columns-repeated="2"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drone.py.wav</text:p>
          </table:table-cell>
          <table:table-cell/>
          <table:table-cell office:value-type="string" calcext:value-type="string">
            <text:p>d:\Dropbox\studio\01_workshop\drone.py.wav</text:p>
          </table:table-cell>
          <table:table-cell table:style-name="ce10" office:value-type="date" office:date-value="2010-08-03T01:12:38.999999" calcext:value-type="date">
            <text:p>08/03/10 01:1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1:.T1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Example1.wav</text:p>
          </table:table-cell>
          <table:table-cell/>
          <table:table-cell office:value-type="string" calcext:value-type="string">
            <text:p>d:\Dropbox\music\ComposingInC++\Example1.wav</text:p>
          </table:table-cell>
          <table:table-cell table:style-name="ce10" office:value-type="date" office:date-value="2013-03-09T12:05:32" calcext:value-type="date">
            <text:p>03/09/13 12:0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32:.T1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Example2.cd.wav</text:p>
          </table:table-cell>
          <table:table-cell/>
          <table:table-cell office:value-type="string" calcext:value-type="string">
            <text:p>d:\Dropbox\music\ComposingInC++\Example2.cd.wav</text:p>
          </table:table-cell>
          <table:table-cell table:style-name="ce10" office:value-type="date" office:date-value="2013-03-09T12:05:53" calcext:value-type="date">
            <text:p>03/09/13 12:0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3:.T133])=4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.a.wav</text:p>
          </table:table-cell>
          <table:table-cell/>
          <table:table-cell office:value-type="string" calcext:value-type="string">
            <text:p>d:\Dropbox\2014-NYCEMF-MKG\submissions\f--2002-01-28--17-37-42.042.mm.a.wav</text:p>
          </table:table-cell>
          <table:table-cell table:style-name="ce10" office:value-type="date" office:date-value="2014-02-17T17:14:04.000011" calcext:value-type="date">
            <text:p>02/17/14 05:1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4:.T1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.b.wav</text:p>
          </table:table-cell>
          <table:table-cell/>
          <table:table-cell office:value-type="string" calcext:value-type="string">
            <text:p>d:\Dropbox\2014-NYCEMF-MKG\submissions\f--2002-01-28--17-37-42.042.mm.b.wav</text:p>
          </table:table-cell>
          <table:table-cell table:style-name="ce10" office:value-type="date" office:date-value="2014-02-17T20:54:46" calcext:value-type="date">
            <text:p>02/17/14 08:5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5:.T1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1644.csd.wav</text:p>
          </table:table-cell>
          <table:table-cell/>
          <table:table-cell office:value-type="string" calcext:value-type="string">
            <text:p>c:\Users\mike\development\csoundabx\f--2002-01-28--17-37-42.042.mml.1644.csd.wav</text:p>
          </table:table-cell>
          <table:table-cell table:style-name="ce10" office:value-type="date" office:date-value="2013-05-04T23:44:43" calcext:value-type="date">
            <text:p>05/04/13 11:4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6:.T1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2496.csd.wav</text:p>
          </table:table-cell>
          <table:table-cell/>
          <table:table-cell office:value-type="string" calcext:value-type="string">
            <text:p>c:\Users\mike\development\csoundabx\f--2002-01-28--17-37-42.042.mml.2496.csd.wav</text:p>
          </table:table-cell>
          <table:table-cell table:style-name="ce10" office:value-type="date" office:date-value="2013-05-04T23:44:48" calcext:value-type="date">
            <text:p>05/04/13 11:4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7:.T1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3296.csd.wav</text:p>
          </table:table-cell>
          <table:table-cell/>
          <table:table-cell office:value-type="string" calcext:value-type="string">
            <text:p>c:\Users\mike\development\csoundabx\f--2002-01-28--17-37-42.042.mml.3296.csd.wav</text:p>
          </table:table-cell>
          <table:table-cell table:style-name="ce10" office:value-type="date" office:date-value="2013-05-04T23:44:58" calcext:value-type="date">
            <text:p>05/04/13 11:4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8:.T1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9632.1.wav</text:p>
          </table:table-cell>
          <table:table-cell/>
          <table:table-cell office:value-type="string" calcext:value-type="string">
            <text:p>d:\Dropbox\2014-NYCEMF-MKG\f--2002-01-28--17-37-42.042\f--2002-01-28--17-37-42.042.mml.9632.1.wav</text:p>
          </table:table-cell>
          <table:table-cell table:style-name="ce10" office:value-type="date" office:date-value="2014-01-15T01:52:12" calcext:value-type="date">
            <text:p>01/15/14 01:5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9:.T1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9632.1c.wav</text:p>
          </table:table-cell>
          <table:table-cell/>
          <table:table-cell office:value-type="string" calcext:value-type="string">
            <text:p>d:\Dropbox\2014-NYCEMF-MKG\submissions\f--2002-01-28--17-37-42.042.mml.9632.1c.wav</text:p>
          </table:table-cell>
          <table:table-cell table:style-name="ce10" office:value-type="date" office:date-value="2014-01-15T02:32:47" calcext:value-type="date">
            <text:p>01/15/14 02:3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0:.T1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gure-3.wav</text:p>
          </table:table-cell>
          <table:table-cell/>
          <table:table-cell office:value-type="string" calcext:value-type="string">
            <text:p>d:\Dropbox\2009-ICMC-MKG\figure-3.wav</text:p>
          </table:table-cell>
          <table:table-cell table:style-name="ce10" office:value-type="date" office:date-value="2010-08-03T03:05:44" calcext:value-type="date">
            <text:p>08/03/10 03:05 AM</text:p>
          </table:table-cell>
          <table:table-cell table:style-name="ce10"/>
          <table:table-cell office:value-type="string" calcext:value-type="string">
            <text:p>Finish</text:p>
          </table:table-cell>
          <table:table-cell table:formula="of:=COUNTBLANK([.Q141:.T1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19.CHK.wav</text:p>
          </table:table-cell>
          <table:table-cell/>
          <table:table-cell office:value-type="string" calcext:value-type="string">
            <text:p>d:\Dropbox\2010-ICMC-MKG\mkg-2009-09-14-o\FILE0019.CHK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42:.T1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25.CHK.wav</text:p>
          </table:table-cell>
          <table:table-cell/>
          <table:table-cell office:value-type="string" calcext:value-type="string">
            <text:p>d:\Dropbox\2010-ICMC-MKG\soundifs\FILE0025.CHK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43:.T1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99.CHK.wav</text:p>
          </table:table-cell>
          <table:table-cell/>
          <table:table-cell office:value-type="string" calcext:value-type="string">
            <text:p>d:\Dropbox\2010-ICMC-MKG\mkg-2009-09-14-o\FILE0099.CHK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44:.T1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ractal 23.wav</text:p>
          </table:table-cell>
          <table:table-cell/>
          <table:table-cell office:value-type="string" calcext:value-type="string">
            <text:p>d:\Dropbox\2015-02-15 Spectrum NYC\Fractal 23.wav</text:p>
          </table:table-cell>
          <table:table-cell table:style-name="ce10" office:value-type="date" office:date-value="2015-01-03T19:24:54" calcext:value-type="date">
            <text:p>01/03/15 07:2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5:.T14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1.wav</text:p>
          </table:table-cell>
          <table:table-cell/>
          <table:table-cell office:value-type="string" calcext:value-type="string">
            <text:p>d:\Dropbox\studio\05_copyrighted\GardenOfAlgorithms\GardenOfAlgorithms-MichaelGogins-01.wav</text:p>
          </table:table-cell>
          <table:table-cell table:style-name="ce10" office:value-type="date" office:date-value="2010-08-03T01:21:09" calcext:value-type="date">
            <text:p>08/03/10 01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6:.T14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2.wav</text:p>
          </table:table-cell>
          <table:table-cell/>
          <table:table-cell office:value-type="string" calcext:value-type="string">
            <text:p>d:\Dropbox\studio\05_copyrighted\GardenOfAlgorithms\GardenOfAlgorithms-MichaelGogins-02.wav</text:p>
          </table:table-cell>
          <table:table-cell table:style-name="ce10" office:value-type="date" office:date-value="2010-08-03T01:21:11" calcext:value-type="date">
            <text:p>08/03/10 01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7:.T14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3.wav</text:p>
          </table:table-cell>
          <table:table-cell/>
          <table:table-cell office:value-type="string" calcext:value-type="string">
            <text:p>d:\Dropbox\studio\05_copyrighted\GardenOfAlgorithms\GardenOfAlgorithms-MichaelGogins-03.wav</text:p>
          </table:table-cell>
          <table:table-cell table:style-name="ce10" office:value-type="date" office:date-value="2010-08-03T01:21:12.999999" calcext:value-type="date">
            <text:p>08/03/10 01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8:.T14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4.wav</text:p>
          </table:table-cell>
          <table:table-cell/>
          <table:table-cell office:value-type="string" calcext:value-type="string">
            <text:p>d:\Dropbox\studio\05_copyrighted\GardenOfAlgorithms\GardenOfAlgorithms-MichaelGogins-04.wav</text:p>
          </table:table-cell>
          <table:table-cell table:style-name="ce10" office:value-type="date" office:date-value="2010-08-03T01:21:14.999999" calcext:value-type="date">
            <text:p>08/03/10 01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9:.T14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M9.impulse.wav</text:p>
          </table:table-cell>
          <table:table-cell/>
          <table:table-cell office:value-type="string" calcext:value-type="string">
            <text:p>d:\Dropbox\acousmatic\GM9.impulse.wav</text:p>
          </table:table-cell>
          <table:table-cell table:style-name="ce10" office:value-type="date" office:date-value="2013-09-05T01:27:41" calcext:value-type="date">
            <text:p>09/05/13 01:27 A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150:.T15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reen_Leaves_07.csd.wav</text:p>
          </table:table-cell>
          <table:table-cell/>
          <table:table-cell office:value-type="string" calcext:value-type="string">
            <text:p>d:\Dropbox\2014-ICMC-MKG\Green_Leaves_07.csd.wav</text:p>
          </table:table-cell>
          <table:table-cell table:style-name="ce10" office:value-type="date" office:date-value="2014-03-28T22:32:21" calcext:value-type="date">
            <text:p>03/28/14 10:32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1:.T15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reen_Leaves_08.csd.wav</text:p>
          </table:table-cell>
          <table:table-cell/>
          <table:table-cell office:value-type="string" calcext:value-type="string">
            <text:p>d:\Dropbox\2014-ICMC-MKG\Green_Leaves_08.csd.wav</text:p>
          </table:table-cell>
          <table:table-cell table:style-name="ce10" office:value-type="date" office:date-value="2014-03-30T22:26:04" calcext:value-type="date">
            <text:p>03/30/14 10:26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2:.T15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-current.wav</text:p>
          </table:table-cell>
          <table:table-cell/>
          <table:table-cell office:value-type="string" calcext:value-type="string">
            <text:p>c:\Users\mike\Documents\icmc2006-mkg\icmcpiece-current.wav</text:p>
          </table:table-cell>
          <table:table-cell table:style-name="ce10" office:value-type="date" office:date-value="2010-08-03T03:32:13" calcext:value-type="date">
            <text:p>08/03/10 03:32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3:.T15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1.wav</text:p>
          </table:table-cell>
          <table:table-cell/>
          <table:table-cell office:value-type="string" calcext:value-type="string">
            <text:p>c:\Users\mike\Documents\icmc2006-mkg\icmcpiece1.wav</text:p>
          </table:table-cell>
          <table:table-cell table:style-name="ce10" office:value-type="date" office:date-value="2010-08-03T03:32:13" calcext:value-type="date">
            <text:p>08/03/10 03:32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4:.T15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2.wav</text:p>
          </table:table-cell>
          <table:table-cell/>
          <table:table-cell office:value-type="string" calcext:value-type="string">
            <text:p>c:\Users\mike\Documents\icmc2006-mkg\icmcpiece2.wav</text:p>
          </table:table-cell>
          <table:table-cell table:style-name="ce10" office:value-type="date" office:date-value="2010-08-03T03:32:13" calcext:value-type="date">
            <text:p>08/03/10 03:32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5:.T15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3.wav</text:p>
          </table:table-cell>
          <table:table-cell/>
          <table:table-cell office:value-type="string" calcext:value-type="string">
            <text:p>c:\Users\mike\Documents\icmc2006-mkg\icmcpiece3.wav</text:p>
          </table:table-cell>
          <table:table-cell table:style-name="ce10" office:value-type="date" office:date-value="2010-08-03T03:32:13" calcext:value-type="date">
            <text:p>08/03/10 03:32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6:.T15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2-a.py.wav</text:p>
          </table:table-cell>
          <table:table-cell/>
          <table:table-cell office:value-type="string" calcext:value-type="string">
            <text:p>d:\Dropbox\2010-ICMC-MKG\soundifs\ifs-2008-01-22-a.py.wav</text:p>
          </table:table-cell>
          <table:table-cell table:style-name="ce10" office:value-type="date" office:date-value="2010-08-03T01:15:24" calcext:value-type="date">
            <text:p>08/03/10 01:15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57:.T15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3-a.py.wav</text:p>
          </table:table-cell>
          <table:table-cell/>
          <table:table-cell office:value-type="string" calcext:value-type="string">
            <text:p>d:\Dropbox\2010-ICMC-MKG\soundifs\ifs-2008-01-23-a.py.wav</text:p>
          </table:table-cell>
          <table:table-cell table:style-name="ce10" office:value-type="date" office:date-value="2010-08-03T01:15:30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58:.T15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4-a.py.stereo.wav</text:p>
          </table:table-cell>
          <table:table-cell/>
          <table:table-cell office:value-type="string" calcext:value-type="string">
            <text:p>d:\Dropbox\2010-ICMC-MKG\soundifs\ifs-2008-01-24-a.py.stereo.wav</text:p>
          </table:table-cell>
          <table:table-cell table:style-name="ce10" office:value-type="date" office:date-value="2010-08-03T01:15:32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9:.T15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4-a.py.wav</text:p>
          </table:table-cell>
          <table:table-cell/>
          <table:table-cell office:value-type="string" calcext:value-type="string">
            <text:p>d:\Dropbox\2010-ICMC-MKG\soundifs\ifs-2008-01-24-a.py.wav</text:p>
          </table:table-cell>
          <table:table-cell table:style-name="ce10" office:value-type="date" office:date-value="2010-08-03T01:15:35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60:.T16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3-a.py.stereo.wav</text:p>
          </table:table-cell>
          <table:table-cell/>
          <table:table-cell office:value-type="string" calcext:value-type="string">
            <text:p>d:\Dropbox\2010-ICMC-MKG\soundifs\ifs-2008-05-23-a.py.stereo.wav</text:p>
          </table:table-cell>
          <table:table-cell table:style-name="ce10" office:value-type="date" office:date-value="2010-08-03T01:15:36.999999" calcext:value-type="date">
            <text:p>08/03/10 01:15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61:.T1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3-a.py.wav</text:p>
          </table:table-cell>
          <table:table-cell/>
          <table:table-cell office:value-type="string" calcext:value-type="string">
            <text:p>d:\Dropbox\2010-ICMC-MKG\soundifs\ifs-2008-05-23-a.py.wav</text:p>
          </table:table-cell>
          <table:table-cell table:style-name="ce10" office:value-type="date" office:date-value="2010-08-03T01:15:41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62:.T1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7-a.py.wav</text:p>
          </table:table-cell>
          <table:table-cell/>
          <table:table-cell office:value-type="string" calcext:value-type="string">
            <text:p>d:\Dropbox\2010-ICMC-MKG\soundifs\ifs-2008-05-27-a.py.wav</text:p>
          </table:table-cell>
          <table:table-cell table:style-name="ce10" office:value-type="date" office:date-value="2010-08-03T01:15:41.999999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63:.T1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2-26-a.py.wav</text:p>
          </table:table-cell>
          <table:table-cell/>
          <table:table-cell office:value-type="string" calcext:value-type="string">
            <text:p>d:\Dropbox\2010-ICMC-MKG\soundifs\ifs-2009-02-26-a.py.wav</text:p>
          </table:table-cell>
          <table:table-cell table:style-name="ce10" office:value-type="date" office:date-value="2010-08-03T01:15:44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64:.T1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1-a.py.stereo.wav</text:p>
          </table:table-cell>
          <table:table-cell/>
          <table:table-cell office:value-type="string" calcext:value-type="string">
            <text:p>d:\Dropbox\2010-ICMC-MKG\soundifs\ifs-2009-03-01-a.py.stereo.wav</text:p>
          </table:table-cell>
          <table:table-cell table:style-name="ce10" office:value-type="date" office:date-value="2010-08-03T01:15:46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65:.T16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1-a.py.wav</text:p>
          </table:table-cell>
          <table:table-cell/>
          <table:table-cell office:value-type="string" calcext:value-type="string">
            <text:p>d:\Dropbox\2010-ICMC-MKG\soundifs\ifs-2009-03-01-a.py.wav</text:p>
          </table:table-cell>
          <table:table-cell table:style-name="ce10" office:value-type="date" office:date-value="2010-08-03T01:15:47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66:.T1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2-a.py.stereo.wav</text:p>
          </table:table-cell>
          <table:table-cell/>
          <table:table-cell office:value-type="string" calcext:value-type="string">
            <text:p>d:\Dropbox\2010-ICMC-MKG\soundifs\ifs-2009-03-02-a.py.stereo.wav</text:p>
          </table:table-cell>
          <table:table-cell table:style-name="ce10" office:value-type="date" office:date-value="2010-08-03T01:15:47.999999" calcext:value-type="date">
            <text:p>08/03/10 01:15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67:.T1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3-a.py.stereo.wav</text:p>
          </table:table-cell>
          <table:table-cell/>
          <table:table-cell office:value-type="string" calcext:value-type="string">
            <text:p>d:\Dropbox\2010-ICMC-MKG\soundifs\ifs-2009-03-03-a.py.stereo.wav</text:p>
          </table:table-cell>
          <table:table-cell table:style-name="ce10" office:value-type="date" office:date-value="2010-08-03T01:15:49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68:.T1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4-a.py.stereo.wav</text:p>
          </table:table-cell>
          <table:table-cell/>
          <table:table-cell office:value-type="string" calcext:value-type="string">
            <text:p>d:\Dropbox\2010-ICMC-MKG\soundifs\ifs-2009-03-04-a.py.stereo.wav</text:p>
          </table:table-cell>
          <table:table-cell table:style-name="ce10" office:value-type="date" office:date-value="2010-08-03T01:15:49.999999" calcext:value-type="date">
            <text:p>08/03/10 01:15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69:.T1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4-a.py.wav</text:p>
          </table:table-cell>
          <table:table-cell/>
          <table:table-cell office:value-type="string" calcext:value-type="string">
            <text:p>d:\Dropbox\2010-ICMC-MKG\soundifs\ifs-2009-03-04-a.py.wav</text:p>
          </table:table-cell>
          <table:table-cell table:style-name="ce10" office:value-type="date" office:date-value="2010-08-03T01:15:55.999999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70:.T1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a.wav</text:p>
          </table:table-cell>
          <table:table-cell/>
          <table:table-cell office:value-type="string" calcext:value-type="string">
            <text:p>d:\Dropbox\2010-ICMC-MKG\soundifs\ifs-a.wav</text:p>
          </table:table-cell>
          <table:table-cell table:style-name="ce10" office:value-type="date" office:date-value="2010-08-03T01:15:57.999999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71:.T1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-1.py.wav</text:p>
          </table:table-cell>
          <table:table-cell/>
          <table:table-cell office:value-type="string" calcext:value-type="string">
            <text:p>d:\Dropbox\2010-ICMC-MKG\soundifs\ifs-b-1.py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72:.T1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.py.wav</text:p>
          </table:table-cell>
          <table:table-cell/>
          <table:table-cell office:value-type="string" calcext:value-type="string">
            <text:p>d:\Dropbox\2010-ICMC-MKG\soundifs\ifs-b.py.wav</text:p>
          </table:table-cell>
          <table:table-cell table:style-name="ce10" office:value-type="date" office:date-value="2010-08-03T01:15:59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73:.T1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.wav</text:p>
          </table:table-cell>
          <table:table-cell/>
          <table:table-cell office:value-type="string" calcext:value-type="string">
            <text:p>d:\Dropbox\2010-ICMC-MKG\soundifs\ifs-b.wav</text:p>
          </table:table-cell>
          <table:table-cell table:style-name="ce10" office:value-type="date" office:date-value="2010-08-03T01:16:01" calcext:value-type="date">
            <text:p>08/03/10 01:16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74:.T1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c.py.wav</text:p>
          </table:table-cell>
          <table:table-cell/>
          <table:table-cell office:value-type="string" calcext:value-type="string">
            <text:p>d:\Dropbox\2010-ICMC-MKG\soundifs\ifs-c.py.wav</text:p>
          </table:table-cell>
          <table:table-cell table:style-name="ce10" office:value-type="date" office:date-value="2010-08-03T01:16:02" calcext:value-type="date">
            <text:p>08/03/10 01:1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75:.T1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d.py.wav</text:p>
          </table:table-cell>
          <table:table-cell/>
          <table:table-cell office:value-type="string" calcext:value-type="string">
            <text:p>d:\Dropbox\2010-ICMC-MKG\soundifs\ifs-d.py.wav</text:p>
          </table:table-cell>
          <table:table-cell table:style-name="ce10" office:value-type="date" office:date-value="2010-08-03T01:16:04" calcext:value-type="date">
            <text:p>08/03/10 01:16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76:.T1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e.py.wav</text:p>
          </table:table-cell>
          <table:table-cell/>
          <table:table-cell office:value-type="string" calcext:value-type="string">
            <text:p>d:\Dropbox\2010-ICMC-MKG\soundifs\ifs-e.py.wav</text:p>
          </table:table-cell>
          <table:table-cell table:style-name="ce10" office:value-type="date" office:date-value="2010-08-03T01:16:05" calcext:value-type="date">
            <text:p>08/03/10 01:16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77:.T1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f.py.wav</text:p>
          </table:table-cell>
          <table:table-cell/>
          <table:table-cell office:value-type="string" calcext:value-type="string">
            <text:p>d:\Dropbox\2010-ICMC-MKG\soundifs\ifs-f.py.wav</text:p>
          </table:table-cell>
          <table:table-cell table:style-name="ce10" office:value-type="date" office:date-value="2010-08-03T01:16:07" calcext:value-type="date">
            <text:p>08/03/10 01:1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78:.T1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h.py.wav</text:p>
          </table:table-cell>
          <table:table-cell/>
          <table:table-cell office:value-type="string" calcext:value-type="string">
            <text:p>d:\Dropbox\2010-ICMC-MKG\soundifs\ifs-h.py.wav</text:p>
          </table:table-cell>
          <table:table-cell table:style-name="ce10" office:value-type="date" office:date-value="2010-08-03T01:16:08" calcext:value-type="date">
            <text:p>08/03/10 01:1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79:.T1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-L.py.wav</text:p>
          </table:table-cell>
          <table:table-cell/>
          <table:table-cell office:value-type="string" calcext:value-type="string">
            <text:p>d:\Dropbox\2010-ICMC-MKG\soundifs\ifs-j-L.py.wav</text:p>
          </table:table-cell>
          <table:table-cell table:style-name="ce10" office:value-type="date" office:date-value="2010-08-03T01:16:15" calcext:value-type="date">
            <text:p>08/03/10 01:1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80:.T1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.py.stereo.wav</text:p>
          </table:table-cell>
          <table:table-cell/>
          <table:table-cell office:value-type="string" calcext:value-type="string">
            <text:p>d:\Dropbox\2010-ICMC-MKG\soundifs\ifs-j.py.stereo.wav</text:p>
          </table:table-cell>
          <table:table-cell table:style-name="ce10" office:value-type="date" office:date-value="2010-08-03T01:16:11" calcext:value-type="date">
            <text:p>08/03/10 01:16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81:.T1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.py.wav</text:p>
          </table:table-cell>
          <table:table-cell/>
          <table:table-cell office:value-type="string" calcext:value-type="string">
            <text:p>d:\Dropbox\2010-ICMC-MKG\soundifs\ifs-j.py.wav</text:p>
          </table:table-cell>
          <table:table-cell table:style-name="ce10" office:value-type="date" office:date-value="2010-08-03T01:16:13" calcext:value-type="date">
            <text:p>08/03/10 01:1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82:.T1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k.py.wav</text:p>
          </table:table-cell>
          <table:table-cell/>
          <table:table-cell office:value-type="string" calcext:value-type="string">
            <text:p>d:\Dropbox\2010-ICMC-MKG\soundifs\ifs-k.py.wav</text:p>
          </table:table-cell>
          <table:table-cell table:style-name="ce10" office:value-type="date" office:date-value="2010-08-03T01:16:17" calcext:value-type="date">
            <text:p>08/03/10 01:1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83:.T1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l.py.wav</text:p>
          </table:table-cell>
          <table:table-cell/>
          <table:table-cell office:value-type="string" calcext:value-type="string">
            <text:p>d:\Dropbox\2010-ICMC-MKG\soundifs\ifs-l.py.wav</text:p>
          </table:table-cell>
          <table:table-cell table:style-name="ce10" office:value-type="date" office:date-value="2010-08-03T01:16:18" calcext:value-type="date">
            <text:p>08/03/10 01:1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84:.T1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m.py.wav</text:p>
          </table:table-cell>
          <table:table-cell/>
          <table:table-cell office:value-type="string" calcext:value-type="string">
            <text:p>d:\Dropbox\2010-ICMC-MKG\soundifs\ifs-m.py.wav</text:p>
          </table:table-cell>
          <table:table-cell table:style-name="ce10" office:value-type="date" office:date-value="2010-08-03T01:16:20" calcext:value-type="date">
            <text:p>08/03/10 01:16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85:.T1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.wav</text:p>
          </table:table-cell>
          <table:table-cell/>
          <table:table-cell office:value-type="string" calcext:value-type="string">
            <text:p>d:\Dropbox\2010-ICMC-MKG\soundifs\ifs.wav</text:p>
          </table:table-cell>
          <table:table-cell table:style-name="ce10" office:value-type="date" office:date-value="2010-08-03T01:15:20" calcext:value-type="date">
            <text:p>08/03/10 01:15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86:.T1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mparting_harmonies_test.wav</text:p>
          </table:table-cell>
          <table:table-cell/>
          <table:table-cell office:value-type="string" calcext:value-type="string">
            <text:p>d:\Dropbox\imparting_harmonies\imparting_harmonies_test.wav</text:p>
          </table:table-cell>
          <table:table-cell table:style-name="ce10" office:value-type="date" office:date-value="2016-10-07T00:53:36.000002" calcext:value-type="date">
            <text:p>10/07/16 12:53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87:.T1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2.wav</text:p>
          </table:table-cell>
          <table:table-cell/>
          <table:table-cell office:value-type="string" calcext:value-type="string">
            <text:p>d:\Dropbox\jak_stretch\jak_stretch_v2.wav</text:p>
          </table:table-cell>
          <table:table-cell table:style-name="ce10" office:value-type="date" office:date-value="2016-07-11T19:34:14" calcext:value-type="date">
            <text:p>07/11/16 07:34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88:.T1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3.wav</text:p>
          </table:table-cell>
          <table:table-cell/>
          <table:table-cell office:value-type="string" calcext:value-type="string">
            <text:p>d:\Dropbox\jak_stretch\jak_stretch_v3.wav</text:p>
          </table:table-cell>
          <table:table-cell table:style-name="ce10" office:value-type="date" office:date-value="2016-07-11T19:36:03" calcext:value-type="date">
            <text:p>07/11/16 07:36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89:.T1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4.wav</text:p>
          </table:table-cell>
          <table:table-cell/>
          <table:table-cell office:value-type="string" calcext:value-type="string">
            <text:p>d:\Dropbox\jak_stretch\jak_stretch_v4.wav</text:p>
          </table:table-cell>
          <table:table-cell table:style-name="ce10" office:value-type="date" office:date-value="2016-08-03T17:08:07" calcext:value-type="date">
            <text:p>08/03/16 05:08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90:.T1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.wav</text:p>
          </table:table-cell>
          <table:table-cell/>
          <table:table-cell office:value-type="string" calcext:value-type="string">
            <text:p>d:\Dropbox\jak_stretch\jak_stretch.wav</text:p>
          </table:table-cell>
          <table:table-cell table:style-name="ce10" office:value-type="date" office:date-value="2016-07-11T19:41:21" calcext:value-type="date">
            <text:p>07/11/16 07:41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91:.T1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klez02pv_blackman.aiff</text:p>
          </table:table-cell>
          <table:table-cell/>
          <table:table-cell office:value-type="string" calcext:value-type="string">
            <text:p>d:\Dropbox\jak_stretch\klez02pv_blackman.aiff</text:p>
          </table:table-cell>
          <table:table-cell table:style-name="ce10" office:value-type="date" office:date-value="2016-07-11T19:30:30" calcext:value-type="date">
            <text:p>07/11/16 07:30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92:.T1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koch.wav</text:p>
          </table:table-cell>
          <table:table-cell/>
          <table:table-cell office:value-type="string" calcext:value-type="string">
            <text:p>d:\Dropbox\tutorial\code\05_Koch\koch.wav</text:p>
          </table:table-cell>
          <table:table-cell table:style-name="ce10" office:value-type="date" office:date-value="2013-04-28T19:56:57" calcext:value-type="date">
            <text:p>04/28/13 07:56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3:.T1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lua_score_generator.wav</text:p>
          </table:table-cell>
          <table:table-cell/>
          <table:table-cell office:value-type="string" calcext:value-type="string">
            <text:p>d:\Dropbox\2011-CSound-MKG\LuaCsound\lua_score_generator.wav</text:p>
          </table:table-cell>
          <table:table-cell table:style-name="ce10" office:value-type="date" office:date-value="2013-03-09T12:13:26" calcext:value-type="date">
            <text:p>03/09/13 12:13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4:.T1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lua_scoregen_silencio.wav</text:p>
          </table:table-cell>
          <table:table-cell/>
          <table:table-cell office:value-type="string" calcext:value-type="string">
            <text:p>c:\Users\mike\Documents\silencio\lua_scoregen_silencio.wav</text:p>
          </table:table-cell>
          <table:table-cell table:style-name="ce10" office:value-type="date" office:date-value="2011-11-10T01:13:39" calcext:value-type="date">
            <text:p>11/10/11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5:.T1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7-01-27-a-6.wav</text:p>
          </table:table-cell>
          <table:table-cell/>
          <table:table-cell office:value-type="string" calcext:value-type="string">
            <text:p>d:\Dropbox\studio\01_workshop\mkg-2007-01-27-a-6.wav</text:p>
          </table:table-cell>
          <table:table-cell table:style-name="ce10" office:value-type="date" office:date-value="2010-08-03T01:12:56" calcext:value-type="date">
            <text:p>08/03/10 01:12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6:.T1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7-01-27-a.py.csd.wav</text:p>
          </table:table-cell>
          <table:table-cell/>
          <table:table-cell office:value-type="string" calcext:value-type="string">
            <text:p>d:\Dropbox\studio\01_workshop\mkg-2007-01-27-a.py.csd.wav</text:p>
          </table:table-cell>
          <table:table-cell table:style-name="ce10" office:value-type="date" office:date-value="2010-08-03T01:12:54" calcext:value-type="date">
            <text:p>08/03/10 01:1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97:.T1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1-27-a.wav</text:p>
          </table:table-cell>
          <table:table-cell/>
          <table:table-cell office:value-type="string" calcext:value-type="string">
            <text:p>d:\Dropbox\studio\01_workshop\mkg-2008-01-27-a.wav</text:p>
          </table:table-cell>
          <table:table-cell table:style-name="ce10" office:value-type="date" office:date-value="2010-08-03T01:13:05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8:.T1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3-31-a.wav</text:p>
          </table:table-cell>
          <table:table-cell/>
          <table:table-cell office:value-type="string" calcext:value-type="string">
            <text:p>d:\Dropbox\studio\01_workshop\mkg-2008-03-31-a.wav</text:p>
          </table:table-cell>
          <table:table-cell table:style-name="ce10" office:value-type="date" office:date-value="2010-08-03T01:13:12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9:.T1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6-15-d-3.cd.wav</text:p>
          </table:table-cell>
          <table:table-cell/>
          <table:table-cell office:value-type="string" calcext:value-type="string">
            <text:p>d:\Dropbox\music\mkg-2008-06-15-d\mkg-2008-06-15-d-3.cd.wav</text:p>
          </table:table-cell>
          <table:table-cell table:style-name="ce10" office:value-type="date" office:date-value="2013-03-09T12:05:04" calcext:value-type="date">
            <text:p>03/09/13 12:0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0:.T2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6-15-d.wav</text:p>
          </table:table-cell>
          <table:table-cell/>
          <table:table-cell office:value-type="string" calcext:value-type="string">
            <text:p>d:\Dropbox\music\mkg-2008-06-15-d\mkg-2008-06-15-d.wav</text:p>
          </table:table-cell>
          <table:table-cell table:style-name="ce10" office:value-type="date" office:date-value="2010-08-03T01:13:14" calcext:value-type="date">
            <text:p>08/03/10 01:13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01:.T2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cd.wav</text:p>
          </table:table-cell>
          <table:table-cell/>
          <table:table-cell office:value-type="string" calcext:value-type="string">
            <text:p>d:\Dropbox\music\mkg-2008-07-28\mkg-2008-07-28-a-3.cd.wav</text:p>
          </table:table-cell>
          <table:table-cell table:style-name="ce10" office:value-type="date" office:date-value="2013-03-09T12:04:54" calcext:value-type="date">
            <text:p>03/09/13 12:0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02:.T2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output.wav</text:p>
          </table:table-cell>
          <table:table-cell/>
          <table:table-cell office:value-type="string" calcext:value-type="string">
            <text:p>d:\Dropbox\music\mkg-2008-07-28\mkg-2008-07-28-a-3.output.wav</text:p>
          </table:table-cell>
          <table:table-cell table:style-name="ce10" office:value-type="date" office:date-value="2013-03-09T12:04:56" calcext:value-type="date">
            <text:p>03/09/13 12:0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03:.T2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wav</text:p>
          </table:table-cell>
          <table:table-cell/>
          <table:table-cell office:value-type="string" calcext:value-type="string">
            <text:p>d:\Dropbox\music\mkg-2008-07-28\mkg-2008-07-28-a-3.wav</text:p>
          </table:table-cell>
          <table:table-cell table:style-name="ce10" office:value-type="date" office:date-value="2013-03-09T12:05:01" calcext:value-type="date">
            <text:p>03/09/13 12:0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4:.T2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.wav</text:p>
          </table:table-cell>
          <table:table-cell/>
          <table:table-cell office:value-type="string" calcext:value-type="string">
            <text:p>d:\Dropbox\studio\01_workshop\mkg-2008-07-28-a.wav</text:p>
          </table:table-cell>
          <table:table-cell table:style-name="ce10" office:value-type="date" office:date-value="2010-08-03T01:13:21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5:.T2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a.wav</text:p>
          </table:table-cell>
          <table:table-cell/>
          <table:table-cell office:value-type="string" calcext:value-type="string">
            <text:p>d:\Dropbox\music\mkg-2008-07-31\mkg-2008-07-31-a.wav</text:p>
          </table:table-cell>
          <table:table-cell table:style-name="ce10" office:value-type="date" office:date-value="2010-08-03T01:13:28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6:.T2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e.wav</text:p>
          </table:table-cell>
          <table:table-cell/>
          <table:table-cell office:value-type="string" calcext:value-type="string">
            <text:p>d:\Dropbox\studio\01_workshop\mkg-2008-07-31-e.wav</text:p>
          </table:table-cell>
          <table:table-cell table:style-name="ce10" office:value-type="date" office:date-value="2010-08-03T01:13:33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7:.T2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f.wav</text:p>
          </table:table-cell>
          <table:table-cell/>
          <table:table-cell office:value-type="string" calcext:value-type="string">
            <text:p>d:\Dropbox\studio\01_workshop\mkg-2008-07-31-f.wav</text:p>
          </table:table-cell>
          <table:table-cell table:style-name="ce10" office:value-type="date" office:date-value="2010-08-03T01:13:36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8:.T2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9-21-a.wav</text:p>
          </table:table-cell>
          <table:table-cell/>
          <table:table-cell office:value-type="string" calcext:value-type="string">
            <text:p>d:\Dropbox\studio\01_workshop\mkg-2008-09-21-a.wav</text:p>
          </table:table-cell>
          <table:table-cell table:style-name="ce10" office:value-type="date" office:date-value="2010-08-03T01:13:44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9:.T20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9-22-a.wav</text:p>
          </table:table-cell>
          <table:table-cell/>
          <table:table-cell office:value-type="string" calcext:value-type="string">
            <text:p>d:\Dropbox\studio\01_workshop\mkg-2008-09-22-a.wav</text:p>
          </table:table-cell>
          <table:table-cell table:style-name="ce10" office:value-type="date" office:date-value="2010-08-03T01:13:45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0:.T2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0-19-a-1.wav</text:p>
          </table:table-cell>
          <table:table-cell/>
          <table:table-cell office:value-type="string" calcext:value-type="string">
            <text:p>d:\Dropbox\studio\01_workshop\mkg-2008-10-19-a-1.wav</text:p>
          </table:table-cell>
          <table:table-cell table:style-name="ce10" office:value-type="date" office:date-value="2010-08-03T01:13:54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1:.T2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0-19-a.wav</text:p>
          </table:table-cell>
          <table:table-cell/>
          <table:table-cell office:value-type="string" calcext:value-type="string">
            <text:p>d:\Dropbox\studio\01_workshop\mkg-2008-10-19-a.wav</text:p>
          </table:table-cell>
          <table:table-cell table:style-name="ce10" office:value-type="date" office:date-value="2010-08-03T01:13:48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2:.T2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01-a.wav</text:p>
          </table:table-cell>
          <table:table-cell/>
          <table:table-cell office:value-type="string" calcext:value-type="string">
            <text:p>d:\Dropbox\studio\01_workshop\mkg-2008-12-01-a.wav</text:p>
          </table:table-cell>
          <table:table-cell table:style-name="ce10" office:value-type="date" office:date-value="2010-08-03T01:14:01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3:.T2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4-a.wav</text:p>
          </table:table-cell>
          <table:table-cell/>
          <table:table-cell office:value-type="string" calcext:value-type="string">
            <text:p>d:\Dropbox\studio\01_workshop\mkg-2008-12-14-a.wav</text:p>
          </table:table-cell>
          <table:table-cell table:style-name="ce10" office:value-type="date" office:date-value="2010-08-03T01:14:04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4:.T2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4-b.wav</text:p>
          </table:table-cell>
          <table:table-cell/>
          <table:table-cell office:value-type="string" calcext:value-type="string">
            <text:p>d:\Dropbox\studio\01_workshop\mkg-2008-12-14-b.wav</text:p>
          </table:table-cell>
          <table:table-cell table:style-name="ce10" office:value-type="date" office:date-value="2010-08-03T01:14:05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5:.T2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7-a.wav</text:p>
          </table:table-cell>
          <table:table-cell/>
          <table:table-cell office:value-type="string" calcext:value-type="string">
            <text:p>d:\Dropbox\studio\01_workshop\mkg-2008-12-17-a.wav</text:p>
          </table:table-cell>
          <table:table-cell table:style-name="ce10" office:value-type="date" office:date-value="2010-08-03T01:14:08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6:.T2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24-a.wav</text:p>
          </table:table-cell>
          <table:table-cell/>
          <table:table-cell office:value-type="string" calcext:value-type="string">
            <text:p>d:\Dropbox\studio\01_workshop\mkg-2008-12-24-a.wav</text:p>
          </table:table-cell>
          <table:table-cell table:style-name="ce10" office:value-type="date" office:date-value="2010-08-03T01:14:11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7:.T2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1-01-a.wav</text:p>
          </table:table-cell>
          <table:table-cell/>
          <table:table-cell office:value-type="string" calcext:value-type="string">
            <text:p>d:\Dropbox\studio\01_workshop\mkg-2009-01-01-a.wav</text:p>
          </table:table-cell>
          <table:table-cell table:style-name="ce10" office:value-type="date" office:date-value="2010-08-03T01:14:15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8:.T2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1-10-a.wav</text:p>
          </table:table-cell>
          <table:table-cell/>
          <table:table-cell office:value-type="string" calcext:value-type="string">
            <text:p>d:\Dropbox\studio\01_workshop\mkg-2009-01-10-a.wav</text:p>
          </table:table-cell>
          <table:table-cell table:style-name="ce10" office:value-type="date" office:date-value="2010-08-03T01:14:18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9:.T2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03-b.wav</text:p>
          </table:table-cell>
          <table:table-cell/>
          <table:table-cell office:value-type="string" calcext:value-type="string">
            <text:p>d:\Dropbox\2009-ICMC-MKG\mkg-2009-02-03-b.wav</text:p>
          </table:table-cell>
          <table:table-cell table:style-name="ce10" office:value-type="date" office:date-value="2010-08-03T03:05:44" calcext:value-type="date">
            <text:p>08/03/10 03:0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0:.T2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03-c.wav</text:p>
          </table:table-cell>
          <table:table-cell/>
          <table:table-cell office:value-type="string" calcext:value-type="string">
            <text:p>d:\Dropbox\2009-ICMC-MKG\mkg-2009-02-03-c.wav</text:p>
          </table:table-cell>
          <table:table-cell table:style-name="ce10" office:value-type="date" office:date-value="2010-08-03T03:05:44" calcext:value-type="date">
            <text:p>08/03/10 03:0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1:.T2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19-a.wav</text:p>
          </table:table-cell>
          <table:table-cell/>
          <table:table-cell office:value-type="string" calcext:value-type="string">
            <text:p>d:\Dropbox\studio\01_workshop\Nancarrow_Renderings\mkg-2009-02-19-a.wav</text:p>
          </table:table-cell>
          <table:table-cell table:style-name="ce10" office:value-type="date" office:date-value="2010-08-03T01:14:32" calcext:value-type="date">
            <text:p>08/03/10 01:14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22:.T2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-1.py.cd.wav</text:p>
          </table:table-cell>
          <table:table-cell/>
          <table:table-cell office:value-type="string" calcext:value-type="string">
            <text:p>d:\Dropbox\2010-ICMC-MKG\mkg-2009-09-14-o\mkg-2009-09-14-o-1.py.cd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23:.T2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-1.py.wav</text:p>
          </table:table-cell>
          <table:table-cell/>
          <table:table-cell office:value-type="string" calcext:value-type="string">
            <text:p>d:\Dropbox\2014-Vanderbilt_Planetarium-MKG\mkg-2009-09-14-o-1.py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24:.T2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.py.cd.wav</text:p>
          </table:table-cell>
          <table:table-cell/>
          <table:table-cell office:value-type="string" calcext:value-type="string">
            <text:p>d:\Dropbox\2010-ICMC-MKG\mkg-2009-09-14-o\mkg-2009-09-14-o.py.cd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5:.T2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.py.wav</text:p>
          </table:table-cell>
          <table:table-cell/>
          <table:table-cell office:value-type="string" calcext:value-type="string">
            <text:p>d:\Dropbox\2010-ICMC-MKG\mkg-2009-09-14-o\mkg-2009-09-14-o.py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26:.T2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r.py.cd.wav</text:p>
          </table:table-cell>
          <table:table-cell/>
          <table:table-cell office:value-type="string" calcext:value-type="string">
            <text:p>d:\Dropbox\studio\mkg-2009-09-14-r.py.cd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7:.T2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cd.wav</text:p>
          </table:table-cell>
          <table:table-cell/>
          <table:table-cell office:value-type="string" calcext:value-type="string">
            <text:p>d:\Dropbox\studio\mkg-2009-09-14-s.py.cd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8:.T2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output.wav</text:p>
          </table:table-cell>
          <table:table-cell/>
          <table:table-cell office:value-type="string" calcext:value-type="string">
            <text:p>d:\Dropbox\studio\mkg-2009-09-14-s.py.output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9:.T2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wav</text:p>
          </table:table-cell>
          <table:table-cell/>
          <table:table-cell office:value-type="string" calcext:value-type="string">
            <text:p>d:\Dropbox\studio\mkg-2009-09-14-s.py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30:.T23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t.py.cd.wav</text:p>
          </table:table-cell>
          <table:table-cell/>
          <table:table-cell office:value-type="string" calcext:value-type="string">
            <text:p>d:\Dropbox\studio\mkg-2009-09-14-t.py.cd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1:.T2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t.py.wav</text:p>
          </table:table-cell>
          <table:table-cell/>
          <table:table-cell office:value-type="string" calcext:value-type="string">
            <text:p>d:\Dropbox\studio\mkg-2009-09-14-t.py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32:.T2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1.py.output.wav</text:p>
          </table:table-cell>
          <table:table-cell/>
          <table:table-cell office:value-type="string" calcext:value-type="string">
            <text:p>d:\Dropbox\2010-ICMC-MKG\60x60\mkg-2009-12-30-11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3:.T23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2.py.output.wav</text:p>
          </table:table-cell>
          <table:table-cell/>
          <table:table-cell office:value-type="string" calcext:value-type="string">
            <text:p>d:\Dropbox\2010-ICMC-MKG\60x60\mkg-2009-12-30-12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4:.T2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2.py.wav</text:p>
          </table:table-cell>
          <table:table-cell/>
          <table:table-cell office:value-type="string" calcext:value-type="string">
            <text:p>d:\Dropbox\2010-ICMC-MKG\60x60\mkg-2009-12-30-12.py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5:.T2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cd.wav</text:p>
          </table:table-cell>
          <table:table-cell/>
          <table:table-cell office:value-type="string" calcext:value-type="string">
            <text:p>d:\Dropbox\2010-ICMC-MKG\60x60\mkg-2009-12-30-4.py.cd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6:.T2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output.wav</text:p>
          </table:table-cell>
          <table:table-cell/>
          <table:table-cell office:value-type="string" calcext:value-type="string">
            <text:p>d:\Dropbox\2010-ICMC-MKG\60x60\mkg-2009-12-30-4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7:.T2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wav</text:p>
          </table:table-cell>
          <table:table-cell/>
          <table:table-cell office:value-type="string" calcext:value-type="string">
            <text:p>d:\Dropbox\2010-ICMC-MKG\60x60\mkg-2009-12-30-4.py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38:.T2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cd.wav</text:p>
          </table:table-cell>
          <table:table-cell/>
          <table:table-cell office:value-type="string" calcext:value-type="string">
            <text:p>d:\Dropbox\2010-ICMC-MKG\60x60\mkg-2009-12-30-6.py.cd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9:.T2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output.wav</text:p>
          </table:table-cell>
          <table:table-cell/>
          <table:table-cell office:value-type="string" calcext:value-type="string">
            <text:p>d:\Dropbox\2010-ICMC-MKG\60x60\mkg-2009-12-30-6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0:.T2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wav</text:p>
          </table:table-cell>
          <table:table-cell/>
          <table:table-cell office:value-type="string" calcext:value-type="string">
            <text:p>d:\Dropbox\2010-ICMC-MKG\60x60\mkg-2009-12-30-6.py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41:.T2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7.py.output.wav</text:p>
          </table:table-cell>
          <table:table-cell/>
          <table:table-cell office:value-type="string" calcext:value-type="string">
            <text:p>d:\Dropbox\2010-ICMC-MKG\60x60\mkg-2009-12-30-7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42:.T2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cd.wav</text:p>
          </table:table-cell>
          <table:table-cell/>
          <table:table-cell office:value-type="string" calcext:value-type="string">
            <text:p>d:\Dropbox\2010-ICMC-MKG\60x60\mkg-2009-12-30-8.py.cd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3:.T2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output.wav</text:p>
          </table:table-cell>
          <table:table-cell/>
          <table:table-cell office:value-type="string" calcext:value-type="string">
            <text:p>d:\Dropbox\2010-ICMC-MKG\60x60\mkg-2009-12-30-8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4:.T2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wav</text:p>
          </table:table-cell>
          <table:table-cell/>
          <table:table-cell office:value-type="string" calcext:value-type="string">
            <text:p>d:\Dropbox\2010-ICMC-MKG\60x60\mkg-2009-12-30-8.py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45:.T24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9.py.output.wav</text:p>
          </table:table-cell>
          <table:table-cell/>
          <table:table-cell office:value-type="string" calcext:value-type="string">
            <text:p>d:\Dropbox\2010-ICMC-MKG\60x60\mkg-2009-12-30-9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6:.T24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10-03-16-e-1.py.cd.wav</text:p>
          </table:table-cell>
          <table:table-cell/>
          <table:table-cell office:value-type="string" calcext:value-type="string">
            <text:p>d:\Dropbox\music\mkg-2010-03-16-e\mkg-2010-03-16-e-1.py.cd.wav</text:p>
          </table:table-cell>
          <table:table-cell table:style-name="ce10" office:value-type="date" office:date-value="2013-03-09T12:04:17" calcext:value-type="date">
            <text:p>03/09/13 12:0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7:.T24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10-03-16-e-1.py.wav</text:p>
          </table:table-cell>
          <table:table-cell/>
          <table:table-cell office:value-type="string" calcext:value-type="string">
            <text:p>d:\Dropbox\music\mkg-2010-03-16-e\mkg-2010-03-16-e-1.py.wav</text:p>
          </table:table-cell>
          <table:table-cell table:style-name="ce10" office:value-type="date" office:date-value="2013-03-09T12:04:18" calcext:value-type="date">
            <text:p>03/09/13 12:04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48:.T24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cd.wav</text:p>
          </table:table-cell>
          <table:table-cell/>
          <table:table-cell office:value-type="string" calcext:value-type="string">
            <text:p>d:\Dropbox\music\qt_drone\Mountain_Drone.cd.wav</text:p>
          </table:table-cell>
          <table:table-cell table:style-name="ce10" office:value-type="date" office:date-value="2013-03-09T12:03:32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9:.T24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norm.wav</text:p>
          </table:table-cell>
          <table:table-cell/>
          <table:table-cell office:value-type="string" calcext:value-type="string">
            <text:p>d:\Dropbox\music\qt_drone\Mountain_Drone.norm.wav</text:p>
          </table:table-cell>
          <table:table-cell table:style-name="ce10" office:value-type="date" office:date-value="2013-03-09T12:03:36" calcext:value-type="date">
            <text:p>03/09/13 12:03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50:.T25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wav</text:p>
          </table:table-cell>
          <table:table-cell/>
          <table:table-cell office:value-type="string" calcext:value-type="string">
            <text:p>d:\Dropbox\music\qt_drone\Mountain_Drone.wav</text:p>
          </table:table-cell>
          <table:table-cell table:style-name="ce10" office:value-type="date" office:date-value="2013-03-09T12:03:58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51:.T25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cd.wav</text:p>
          </table:table-cell>
          <table:table-cell/>
          <table:table-cell office:value-type="string" calcext:value-type="string">
            <text:p>c:\Users\mike\Documents\silencio\MyScore.cd.wav</text:p>
          </table:table-cell>
          <table:table-cell table:style-name="ce10" office:value-type="date" office:date-value="2011-11-13T02:21:23" calcext:value-type="date">
            <text:p>11/13/11 02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52:.T25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norm.wav</text:p>
          </table:table-cell>
          <table:table-cell/>
          <table:table-cell office:value-type="string" calcext:value-type="string">
            <text:p>c:\Users\mike\Documents\silencio\MyScore.norm.wav</text:p>
          </table:table-cell>
          <table:table-cell table:style-name="ce10" office:value-type="date" office:date-value="2011-11-13T02:21:23" calcext:value-type="date">
            <text:p>11/13/11 02:21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53:.T25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wav</text:p>
          </table:table-cell>
          <table:table-cell/>
          <table:table-cell office:value-type="string" calcext:value-type="string">
            <text:p>c:\Users\mike\Documents\silencio\MyScore.wav</text:p>
          </table:table-cell>
          <table:table-cell table:style-name="ce10" office:value-type="date" office:date-value="2011-11-13T02:21:05" calcext:value-type="date">
            <text:p>11/13/11 02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54:.T25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_CP_80_original_copy_copy.wav</text:p>
          </table:table-cell>
          <table:table-cell/>
          <table:table-cell office:value-type="string" calcext:value-type="string">
            <text:p>d:\Dropbox\studio\01_workshop\Nancarrow_Renderings\NancarrowStudy21_CP_80_original_copy_copy.wav</text:p>
          </table:table-cell>
          <table:table-cell table:style-name="ce10" office:value-type="date" office:date-value="2010-08-03T01:16:30" calcext:value-type="date">
            <text:p>08/03/10 01:16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55:.T25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_F_E_Blanchet_copy.wav</text:p>
          </table:table-cell>
          <table:table-cell/>
          <table:table-cell office:value-type="string" calcext:value-type="string">
            <text:p>d:\Dropbox\studio\01_workshop\Nancarrow_Renderings\NancarrowStudy21_F_E_Blanchet_copy.wav</text:p>
          </table:table-cell>
          <table:table-cell table:style-name="ce10" office:value-type="date" office:date-value="2010-08-03T01:16:33" calcext:value-type="date">
            <text:p>08/03/10 01:16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56:.T25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-C3_Solo_Recording_Copy.wav</text:p>
          </table:table-cell>
          <table:table-cell/>
          <table:table-cell office:value-type="string" calcext:value-type="string">
            <text:p>d:\Dropbox\studio\01_workshop\Nancarrow_Renderings\NancarrowStudy21-C3_Solo_Recording_Copy.wav</text:p>
          </table:table-cell>
          <table:table-cell table:style-name="ce10" office:value-type="date" office:date-value="2010-08-03T01:16:36" calcext:value-type="date">
            <text:p>08/03/10 01:16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57:.T25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-Schoffstoss_pianoforte_copy.wav</text:p>
          </table:table-cell>
          <table:table-cell/>
          <table:table-cell office:value-type="string" calcext:value-type="string">
            <text:p>d:\Dropbox\studio\01_workshop\Nancarrow_Renderings\NancarrowStudy21-Schoffstoss_pianoforte_copy.wav</text:p>
          </table:table-cell>
          <table:table-cell table:style-name="ce10" office:value-type="date" office:date-value="2010-08-03T01:16:38.999999" calcext:value-type="date">
            <text:p>08/03/10 01:16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58:.T25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ight.wav</text:p>
          </table:table-cell>
          <table:table-cell/>
          <table:table-cell office:value-type="string" calcext:value-type="string">
            <text:p>d:\Dropbox\imparting_harmonies\night.wav</text:p>
          </table:table-cell>
          <table:table-cell table:style-name="ce10" office:value-type="date" office:date-value="2016-09-07T22:53:25" calcext:value-type="date">
            <text:p>09/07/16 10:53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59:.T25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aino-mkg.wav</text:p>
          </table:table-cell>
          <table:table-cell/>
          <table:table-cell office:value-type="string" calcext:value-type="string">
            <text:p>d:\Dropbox\imparting_harmonies\paino-mkg.wav</text:p>
          </table:table-cell>
          <table:table-cell table:style-name="ce10" office:value-type="date" office:date-value="2016-09-11T00:23:36" calcext:value-type="date">
            <text:p>09/11/16 12:23 A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60:.T26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arametric Lindenmayer System Study 1-2016_Nov_14_14_51_01.wav</text:p>
          </table:table-cell>
          <table:table-cell/>
          <table:table-cell office:value-type="string" calcext:value-type="string">
            <text:p>d:\Dropbox\imparting_harmonies\Parametric Lindenmayer System Study 1-2016_Nov_14_14_51_01.wav</text:p>
          </table:table-cell>
          <table:table-cell table:style-name="ce10" office:value-type="date" office:date-value="2016-11-30T23:18:41" calcext:value-type="date">
            <text:p>11/30/16 11:18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61:.T2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a.wav</text:p>
          </table:table-cell>
          <table:table-cell/>
          <table:table-cell office:value-type="string" calcext:value-type="string">
            <text:p>d:\Dropbox\2015-09-01 ICSC\html\Poustinia-a.wav</text:p>
          </table:table-cell>
          <table:table-cell table:style-name="ce10" office:value-type="date" office:date-value="2015-09-16T00:27:42" calcext:value-type="date">
            <text:p>09/16/15 12:2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62:.T2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b.wav</text:p>
          </table:table-cell>
          <table:table-cell/>
          <table:table-cell office:value-type="string" calcext:value-type="string">
            <text:p>d:\Dropbox\2015-09-01 ICSC\html\Poustinia-b.wav</text:p>
          </table:table-cell>
          <table:table-cell table:style-name="ce10" office:value-type="date" office:date-value="2015-09-15T12:34:49" calcext:value-type="date">
            <text:p>09/15/15 12:3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63:.T2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c.wav</text:p>
          </table:table-cell>
          <table:table-cell/>
          <table:table-cell office:value-type="string" calcext:value-type="string">
            <text:p>d:\Dropbox\2015-09-01 ICSC\html\Poustinia-c.wav</text:p>
          </table:table-cell>
          <table:table-cell table:style-name="ce10" office:value-type="date" office:date-value="2015-09-16T00:39:01" calcext:value-type="date">
            <text:p>09/16/15 12:39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64:.T2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d.wav</text:p>
          </table:table-cell>
          <table:table-cell/>
          <table:table-cell office:value-type="string" calcext:value-type="string">
            <text:p>d:\Dropbox\2015-09-01 ICSC\html\Poustinia-d.wav</text:p>
          </table:table-cell>
          <table:table-cell table:style-name="ce10" office:value-type="date" office:date-value="2015-09-16T01:17:22" calcext:value-type="date">
            <text:p>09/16/15 01:1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65:.T26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normalized.wav</text:p>
          </table:table-cell>
          <table:table-cell/>
          <table:table-cell office:value-type="string" calcext:value-type="string">
            <text:p>d:\Dropbox\2015-09-01 ICSC\html\Poustinia-normalized.wav</text:p>
          </table:table-cell>
          <table:table-cell table:style-name="ce10" office:value-type="date" office:date-value="2015-09-15T01:57:28" calcext:value-type="date">
            <text:p>09/15/15 01:5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66:.T2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.wav</text:p>
          </table:table-cell>
          <table:table-cell/>
          <table:table-cell office:value-type="string" calcext:value-type="string">
            <text:p>d:\Dropbox\2015-09-01 ICSC\html\Poustinia.wav</text:p>
          </table:table-cell>
          <table:table-cell table:style-name="ce10" office:value-type="date" office:date-value="2015-09-08T11:44:03" calcext:value-type="date">
            <text:p>09/08/15 11:44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67:.T2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recise.wav</text:p>
          </table:table-cell>
          <table:table-cell/>
          <table:table-cell office:value-type="string" calcext:value-type="string">
            <text:p>c:\Users\restore\AppData\Local\VirtualStore\precise.wav</text:p>
          </table:table-cell>
          <table:table-cell table:style-name="ce10" office:value-type="date" office:date-value="2016-03-17T15:16:35" calcext:value-type="date">
            <text:p>03/17/16 03:16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68:.T2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rain_gutter_with_radio.wav</text:p>
          </table:table-cell>
          <table:table-cell/>
          <table:table-cell office:value-type="string" calcext:value-type="string">
            <text:p>d:\Dropbox\imparting_harmonies\rain_gutter_with_radio.wav</text:p>
          </table:table-cell>
          <table:table-cell table:style-name="ce10" office:value-type="date" office:date-value="2016-09-07T22:52:09" calcext:value-type="date">
            <text:p>09/07/16 10:52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69:.T2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rain.wav</text:p>
          </table:table-cell>
          <table:table-cell/>
          <table:table-cell office:value-type="string" calcext:value-type="string">
            <text:p>d:\Dropbox\imparting_harmonies\rain.wav</text:p>
          </table:table-cell>
          <table:table-cell table:style-name="ce10" office:value-type="date" office:date-value="2016-09-07T22:51:30" calcext:value-type="date">
            <text:p>09/07/16 10:51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70:.T2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lide.wav</text:p>
          </table:table-cell>
          <table:table-cell/>
          <table:table-cell office:value-type="string" calcext:value-type="string">
            <text:p>d:\Dropbox\studio\01_workshop\slide.wav</text:p>
          </table:table-cell>
          <table:table-cell table:style-name="ce10" office:value-type="date" office:date-value="2010-08-03T01:14:38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71:.T2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nicare.wav</text:p>
          </table:table-cell>
          <table:table-cell/>
          <table:table-cell office:value-type="string" calcext:value-type="string">
            <text:p>d:\Dropbox\imparting_harmonies\sonicare.wav</text:p>
          </table:table-cell>
          <table:table-cell table:style-name="ce10" office:value-type="date" office:date-value="2016-09-07T22:52:34" calcext:value-type="date">
            <text:p>09/07/16 10:52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72:.T2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-1.py.cd.wav</text:p>
          </table:table-cell>
          <table:table-cell/>
          <table:table-cell office:value-type="string" calcext:value-type="string">
            <text:p>d:\Dropbox\2010-ICMC-MKG\soundifs\soundifs-1.py.cd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3:.T2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-1.py.wav</text:p>
          </table:table-cell>
          <table:table-cell/>
          <table:table-cell office:value-type="string" calcext:value-type="string">
            <text:p>d:\Dropbox\2010-ICMC-MKG\soundifs\soundifs-1.py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4:.T2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.py.cd.wav</text:p>
          </table:table-cell>
          <table:table-cell/>
          <table:table-cell office:value-type="string" calcext:value-type="string">
            <text:p>d:\Dropbox\2010-ICMC-MKG\soundifs\soundifs.py.cd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5:.T2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cd.wav</text:p>
          </table:table-cell>
          <table:table-cell/>
          <table:table-cell office:value-type="string" calcext:value-type="string">
            <text:p>d:\Dropbox\music\Study_4\Study.4.cd.wav</text:p>
          </table:table-cell>
          <table:table-cell table:style-name="ce10" office:value-type="date" office:date-value="2013-03-09T12:03:19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6:.T2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lua.cd.wav</text:p>
          </table:table-cell>
          <table:table-cell/>
          <table:table-cell office:value-type="string" calcext:value-type="string">
            <text:p>d:\Dropbox\music\Study_4\Study.4.lua.cd.wav</text:p>
          </table:table-cell>
          <table:table-cell table:style-name="ce10" office:value-type="date" office:date-value="2013-03-09T12:03:22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7:.T2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lua.wav</text:p>
          </table:table-cell>
          <table:table-cell/>
          <table:table-cell office:value-type="string" calcext:value-type="string">
            <text:p>d:\Dropbox\music\Study_4\Study.4.lua.wav</text:p>
          </table:table-cell>
          <table:table-cell table:style-name="ce10" office:value-type="date" office:date-value="2013-03-09T12:03:24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8:.T2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norm.wav</text:p>
          </table:table-cell>
          <table:table-cell/>
          <table:table-cell office:value-type="string" calcext:value-type="string">
            <text:p>d:\Dropbox\music\Study_4\Study.4.norm.wav</text:p>
          </table:table-cell>
          <table:table-cell table:style-name="ce10" office:value-type="date" office:date-value="2013-03-09T12:03:25" calcext:value-type="date">
            <text:p>03/09/13 12:03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79:.T2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wav</text:p>
          </table:table-cell>
          <table:table-cell/>
          <table:table-cell office:value-type="string" calcext:value-type="string">
            <text:p>d:\Dropbox\music\Study_4\Study.4.wav</text:p>
          </table:table-cell>
          <table:table-cell table:style-name="ce10" office:value-type="date" office:date-value="2013-03-09T12:03:27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80:.T2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ASCAM_0072S12.wav</text:p>
          </table:table-cell>
          <table:table-cell/>
          <table:table-cell office:value-type="string" calcext:value-type="string">
            <text:p>d:\Dropbox\2016-06-13 NYCEMF\Pieces\Fixed Media\TASCAM_0072S12.wav</text:p>
          </table:table-cell>
          <table:table-cell table:style-name="ce10" office:value-type="date" office:date-value="2016-09-07T22:55:26" calcext:value-type="date">
            <text:p>09/07/16 10:55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81:.T2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ASCAM_0073.wav</text:p>
          </table:table-cell>
          <table:table-cell/>
          <table:table-cell office:value-type="string" calcext:value-type="string">
            <text:p>d:\Dropbox\2016-06-13 NYCEMF\Pieces\Fixed Media\TASCAM_0073.wav</text:p>
          </table:table-cell>
          <table:table-cell table:style-name="ce10" office:value-type="date" office:date-value="2016-09-07T22:54:06.999999" calcext:value-type="date">
            <text:p>09/07/16 10:54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82:.T2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.wav</text:p>
          </table:table-cell>
          <table:table-cell/>
          <table:table-cell office:value-type="string" calcext:value-type="string">
            <text:p>c:\Users\mike\Documents\silencio\test.wav</text:p>
          </table:table-cell>
          <table:table-cell table:style-name="ce10" office:value-type="date" office:date-value="2011-11-10T00:28:15" calcext:value-type="date">
            <text:p>11/10/11 12:28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83:.T2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1.wav</text:p>
          </table:table-cell>
          <table:table-cell/>
          <table:table-cell office:value-type="string" calcext:value-type="string">
            <text:p>d:\Dropbox\studio\01_workshop\counterpoint\test1.wav</text:p>
          </table:table-cell>
          <table:table-cell table:style-name="ce10" office:value-type="date" office:date-value="2010-08-03T01:14:47" calcext:value-type="date">
            <text:p>08/03/10 01:14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84:.T2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2.wav</text:p>
          </table:table-cell>
          <table:table-cell/>
          <table:table-cell office:value-type="string" calcext:value-type="string">
            <text:p>d:\Dropbox\studio\01_workshop\counterpoint\test2.wav</text:p>
          </table:table-cell>
          <table:table-cell table:style-name="ce10" office:value-type="date" office:date-value="2010-08-03T01:14:47" calcext:value-type="date">
            <text:p>08/03/10 01:14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85:.T2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oot2.wav</text:p>
          </table:table-cell>
          <table:table-cell/>
          <table:table-cell office:value-type="string" calcext:value-type="string">
            <text:p>d:\Dropbox\tutorial\code\toot2.wav</text:p>
          </table:table-cell>
          <table:table-cell table:style-name="ce10" office:value-type="date" office:date-value="2010-07-30T13:42:28" calcext:value-type="date">
            <text:p>07/30/10 01:42 P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86:.T2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oot3.wav</text:p>
          </table:table-cell>
          <table:table-cell/>
          <table:table-cell office:value-type="string" calcext:value-type="string">
            <text:p>d:\Dropbox\tutorial\code\toot3.wav</text:p>
          </table:table-cell>
          <table:table-cell table:style-name="ce10" office:value-type="date" office:date-value="2010-07-30T13:44:04" calcext:value-type="date">
            <text:p>07/30/10 01:44 P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87:.T2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riptych.wav</text:p>
          </table:table-cell>
          <table:table-cell/>
          <table:table-cell office:value-type="string" calcext:value-type="string">
            <text:p>d:\Dropbox\Talks\Brad's class\My Way\Triptych.wav</text:p>
          </table:table-cell>
          <table:table-cell table:style-name="ce10" office:value-type="date" office:date-value="2013-04-11T16:08:37" calcext:value-type="date">
            <text:p>04/11/13 04:08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88:.T2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woDualities.wav</text:p>
          </table:table-cell>
          <table:table-cell/>
          <table:table-cell office:value-type="string" calcext:value-type="string">
            <text:p>d:\Dropbox\Talks\Brad's class\My Way\TwoDualities.wav</text:p>
          </table:table-cell>
          <table:table-cell table:style-name="ce10" office:value-type="date" office:date-value="2010-08-03T03:10:12" calcext:value-type="date">
            <text:p>08/03/10 03:10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89:.T2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1-c.wav</text:p>
          </table:table-cell>
          <table:table-cell/>
          <table:table-cell office:value-type="string" calcext:value-type="string">
            <text:p>d:\Dropbox\music\Untouching\Untouching-1-c.wav</text:p>
          </table:table-cell>
          <table:table-cell table:style-name="ce10" office:value-type="date" office:date-value="2013-03-21T12:45:27" calcext:value-type="date">
            <text:p>03/21/13 12:4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90:.T2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1.wav</text:p>
          </table:table-cell>
          <table:table-cell/>
          <table:table-cell office:value-type="string" calcext:value-type="string">
            <text:p>d:\Dropbox\music\Untouching\Untouching-1.wav</text:p>
          </table:table-cell>
          <table:table-cell table:style-name="ce10" office:value-type="date" office:date-value="2013-03-14T00:51:27" calcext:value-type="date">
            <text:p>03/14/13 12:5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1:.T2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cd.wav</text:p>
          </table:table-cell>
          <table:table-cell/>
          <table:table-cell office:value-type="string" calcext:value-type="string">
            <text:p>d:\Dropbox\music\Untouching-GCG-8-1.cd.wav</text:p>
          </table:table-cell>
          <table:table-cell table:style-name="ce10" office:value-type="date" office:date-value="2013-03-09T12:00:53" calcext:value-type="date">
            <text:p>03/09/13 12:00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2:.T2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norm.wav</text:p>
          </table:table-cell>
          <table:table-cell/>
          <table:table-cell office:value-type="string" calcext:value-type="string">
            <text:p>d:\Dropbox\music\Untouching-GCG-8-1.norm.wav</text:p>
          </table:table-cell>
          <table:table-cell table:style-name="ce10" office:value-type="date" office:date-value="2013-03-09T12:00:55" calcext:value-type="date">
            <text:p>03/09/13 12:00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93:.T2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wav</text:p>
          </table:table-cell>
          <table:table-cell/>
          <table:table-cell office:value-type="string" calcext:value-type="string">
            <text:p>d:\Dropbox\music\Untouching-GCG-8-1.wav</text:p>
          </table:table-cell>
          <table:table-cell table:style-name="ce10" office:value-type="date" office:date-value="2013-03-09T12:01:03" calcext:value-type="date">
            <text:p>03/09/13 12:01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4:.T2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cd.wav</text:p>
          </table:table-cell>
          <table:table-cell/>
          <table:table-cell office:value-type="string" calcext:value-type="string">
            <text:p>d:\Dropbox\music\Untouching\Untouching-GCG-8-5.cd.wav</text:p>
          </table:table-cell>
          <table:table-cell table:style-name="ce10" office:value-type="date" office:date-value="2013-03-09T12:02:53" calcext:value-type="date">
            <text:p>03/09/13 12:02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5:.T2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norm.wav</text:p>
          </table:table-cell>
          <table:table-cell/>
          <table:table-cell office:value-type="string" calcext:value-type="string">
            <text:p>d:\Dropbox\music\Untouching\Untouching-GCG-8-5.norm.wav</text:p>
          </table:table-cell>
          <table:table-cell table:style-name="ce10" office:value-type="date" office:date-value="2013-03-09T12:02:56" calcext:value-type="date">
            <text:p>03/09/13 12:02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96:.T2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wav</text:p>
          </table:table-cell>
          <table:table-cell/>
          <table:table-cell office:value-type="string" calcext:value-type="string">
            <text:p>d:\Dropbox\music\Untouching\Untouching-GCG-8-5.wav</text:p>
          </table:table-cell>
          <table:table-cell table:style-name="ce10" office:value-type="date" office:date-value="2013-03-09T12:02:57" calcext:value-type="date">
            <text:p>03/09/13 12:02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7:.T2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wuerfelspiel.wav</text:p>
          </table:table-cell>
          <table:table-cell/>
          <table:table-cell office:value-type="string" calcext:value-type="string">
            <text:p>d:\Dropbox\tutorial\code\01_DiceGame\wuerfelspiel.wav</text:p>
          </table:table-cell>
          <table:table-cell table:style-name="ce10" office:value-type="date" office:date-value="2013-04-28T19:51:10" calcext:value-type="date">
            <text:p>04/28/13 07:51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98:.T2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 (mkg-1015PEM's conflicted copy 2013-04-02).wav</text:p>
          </table:table-cell>
          <table:table-cell/>
          <table:table-cell office:value-type="string" calcext:value-type="string">
            <text:p>d:\Dropbox\music\Yellow_Leaves\Yellow_Leaves_13-1 (mkg-1015PEM's conflicted copy 2013-04-02).wav</text:p>
          </table:table-cell>
          <table:table-cell table:style-name="ce10" office:value-type="date" office:date-value="2013-04-02T12:56:51" calcext:value-type="date">
            <text:p>04/02/13 12:56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9:.T2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cd.wav</text:p>
          </table:table-cell>
          <table:table-cell/>
          <table:table-cell office:value-type="string" calcext:value-type="string">
            <text:p>d:\Dropbox\music\Yellow_Leaves\Yellow_Leaves_13-1.cd.wav</text:p>
          </table:table-cell>
          <table:table-cell table:style-name="ce10" office:value-type="date" office:date-value="2013-04-11T23:35:14" calcext:value-type="date">
            <text:p>04/11/13 11:3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0:.T3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norm.wav</text:p>
          </table:table-cell>
          <table:table-cell/>
          <table:table-cell office:value-type="string" calcext:value-type="string">
            <text:p>d:\Dropbox\music\Yellow_Leaves\Yellow_Leaves_13-1.norm.wav</text:p>
          </table:table-cell>
          <table:table-cell table:style-name="ce10" office:value-type="date" office:date-value="2013-04-11T23:35:09" calcext:value-type="date">
            <text:p>04/11/13 11:3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01:.T3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wav</text:p>
          </table:table-cell>
          <table:table-cell/>
          <table:table-cell office:value-type="string" calcext:value-type="string">
            <text:p>d:\Dropbox\music\Yellow_Leaves\Yellow_Leaves_13-1.wav</text:p>
          </table:table-cell>
          <table:table-cell table:style-name="ce10" office:value-type="date" office:date-value="2013-04-11T23:35:08" calcext:value-type="date">
            <text:p>04/11/13 11:3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2:.T3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 (mkg-1015PEM's conflicted copy 2013-04-15).wav</text:p>
          </table:table-cell>
          <table:table-cell/>
          <table:table-cell office:value-type="string" calcext:value-type="string">
            <text:p>d:\Dropbox\music\Yellow_Leaves\Yellow_Leaves_13-2 (mkg-1015PEM's conflicted copy 2013-04-15).wav</text:p>
          </table:table-cell>
          <table:table-cell table:style-name="ce10" office:value-type="date" office:date-value="2013-04-16T00:23:23" calcext:value-type="date">
            <text:p>04/16/13 12:23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3:.T3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cd.wav</text:p>
          </table:table-cell>
          <table:table-cell/>
          <table:table-cell office:value-type="string" calcext:value-type="string">
            <text:p>d:\Dropbox\music\Yellow_Leaves\Yellow_Leaves_13-2.cd.wav</text:p>
          </table:table-cell>
          <table:table-cell table:style-name="ce10" office:value-type="date" office:date-value="2013-04-19T02:53:13" calcext:value-type="date">
            <text:p>04/19/13 02:53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4:.T3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norm.wav</text:p>
          </table:table-cell>
          <table:table-cell/>
          <table:table-cell office:value-type="string" calcext:value-type="string">
            <text:p>d:\Dropbox\music\Yellow_Leaves\Yellow_Leaves_13-2.norm.wav</text:p>
          </table:table-cell>
          <table:table-cell table:style-name="ce10" office:value-type="date" office:date-value="2013-04-19T02:53:08.000002" calcext:value-type="date">
            <text:p>04/19/13 02:5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05:.T3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wav</text:p>
          </table:table-cell>
          <table:table-cell/>
          <table:table-cell office:value-type="string" calcext:value-type="string">
            <text:p>d:\Dropbox\music\Yellow_Leaves\Yellow_Leaves_13-2.wav</text:p>
          </table:table-cell>
          <table:table-cell table:style-name="ce10" office:value-type="date" office:date-value="2013-04-19T02:53:06.000004" calcext:value-type="date">
            <text:p>04/19/13 02:53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6:.T3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cd (sorabji's conflicted copy 2013-05-06).wav</text:p>
          </table:table-cell>
          <table:table-cell/>
          <table:table-cell office:value-type="string" calcext:value-type="string">
            <text:p>d:\Dropbox\music\Yellow_Leaves\Yellow_Leaves_13-3.cd (sorabji's conflicted copy 2013-05-06).wav</text:p>
          </table:table-cell>
          <table:table-cell table:style-name="ce10" office:value-type="date" office:date-value="2013-05-06T02:16:31" calcext:value-type="date">
            <text:p>05/06/13 02:1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7:.T3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cd.wav</text:p>
          </table:table-cell>
          <table:table-cell/>
          <table:table-cell office:value-type="string" calcext:value-type="string">
            <text:p>d:\Dropbox\music\Yellow_Leaves\Yellow_Leaves_13-3.cd.wav</text:p>
          </table:table-cell>
          <table:table-cell table:style-name="ce10" office:value-type="date" office:date-value="2013-05-06T13:05:38" calcext:value-type="date">
            <text:p>05/06/13 01:0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8:.T3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norm.wav</text:p>
          </table:table-cell>
          <table:table-cell/>
          <table:table-cell office:value-type="string" calcext:value-type="string">
            <text:p>d:\Dropbox\music\Yellow_Leaves\Yellow_Leaves_13-3.norm.wav</text:p>
          </table:table-cell>
          <table:table-cell table:style-name="ce10" office:value-type="date" office:date-value="2013-05-06T13:30:39" calcext:value-type="date">
            <text:p>05/06/13 01:30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09:.T30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wav</text:p>
          </table:table-cell>
          <table:table-cell/>
          <table:table-cell office:value-type="string" calcext:value-type="string">
            <text:p>d:\Dropbox\music\Yellow_Leaves\Yellow_Leaves_13-3.wav</text:p>
          </table:table-cell>
          <table:table-cell table:style-name="ce10" office:value-type="date" office:date-value="2013-05-06T02:16:01" calcext:value-type="date">
            <text:p>05/06/13 02:1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0:.T3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 (mkg-1015PEM's conflicted copy 2013-05-14).wav</text:p>
          </table:table-cell>
          <table:table-cell/>
          <table:table-cell office:value-type="string" calcext:value-type="string">
            <text:p>d:\Dropbox\music\Yellow_Leaves\Yellow_Leaves_13-4 (mkg-1015PEM's conflicted copy 2013-05-14).wav</text:p>
          </table:table-cell>
          <table:table-cell table:style-name="ce10" office:value-type="date" office:date-value="2013-05-14T13:37:55" calcext:value-type="date">
            <text:p>05/14/13 01:37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1:.T3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cd (mkg-1015PEM's conflicted copy 2013-05-14).wav</text:p>
          </table:table-cell>
          <table:table-cell/>
          <table:table-cell office:value-type="string" calcext:value-type="string">
            <text:p>d:\Dropbox\music\Yellow_Leaves\Yellow_Leaves_13-4.cd (mkg-1015PEM's conflicted copy 2013-05-14).wav</text:p>
          </table:table-cell>
          <table:table-cell table:style-name="ce10" office:value-type="date" office:date-value="2013-05-14T12:57:02" calcext:value-type="date">
            <text:p>05/14/13 12:57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2:.T3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cd.wav</text:p>
          </table:table-cell>
          <table:table-cell/>
          <table:table-cell office:value-type="string" calcext:value-type="string">
            <text:p>d:\Dropbox\music\Yellow_Leaves\Yellow_Leaves_13-4.cd.wav</text:p>
          </table:table-cell>
          <table:table-cell table:style-name="ce10" office:value-type="date" office:date-value="2013-05-18T15:49:04" calcext:value-type="date">
            <text:p>05/18/13 03:49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3:.T3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norm.wav</text:p>
          </table:table-cell>
          <table:table-cell/>
          <table:table-cell office:value-type="string" calcext:value-type="string">
            <text:p>d:\Dropbox\music\Yellow_Leaves\Yellow_Leaves_13-4.norm.wav</text:p>
          </table:table-cell>
          <table:table-cell table:style-name="ce10" office:value-type="date" office:date-value="2013-05-18T15:43:32" calcext:value-type="date">
            <text:p>05/18/13 03:43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14:.T3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wav</text:p>
          </table:table-cell>
          <table:table-cell/>
          <table:table-cell office:value-type="string" calcext:value-type="string">
            <text:p>d:\Dropbox\music\Yellow_Leaves\Yellow_Leaves_13-4.wav</text:p>
          </table:table-cell>
          <table:table-cell table:style-name="ce10" office:value-type="date" office:date-value="2013-05-18T16:15:28" calcext:value-type="date">
            <text:p>05/18/13 04:1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5:.T3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cd.wav</text:p>
          </table:table-cell>
          <table:table-cell/>
          <table:table-cell office:value-type="string" calcext:value-type="string">
            <text:p>d:\Dropbox\music\Yellow_Leaves\Yellow_Leaves_13-5.cd.wav</text:p>
          </table:table-cell>
          <table:table-cell table:style-name="ce10" office:value-type="date" office:date-value="2013-05-14T00:35:06" calcext:value-type="date">
            <text:p>05/14/13 12:3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6:.T3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norm.wav</text:p>
          </table:table-cell>
          <table:table-cell/>
          <table:table-cell office:value-type="string" calcext:value-type="string">
            <text:p>d:\Dropbox\music\Yellow_Leaves\Yellow_Leaves_13-5.norm.wav</text:p>
          </table:table-cell>
          <table:table-cell table:style-name="ce10" office:value-type="date" office:date-value="2013-05-14T00:34:59" calcext:value-type="date">
            <text:p>05/14/13 12:3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17:.T3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wav</text:p>
          </table:table-cell>
          <table:table-cell/>
          <table:table-cell office:value-type="string" calcext:value-type="string">
            <text:p>d:\Dropbox\music\Yellow_Leaves\Yellow_Leaves_13-5.wav</text:p>
          </table:table-cell>
          <table:table-cell table:style-name="ce10" office:value-type="date" office:date-value="2013-05-14T00:34:57.999999" calcext:value-type="date">
            <text:p>05/14/13 12:34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8:.T3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 (mkg-1015PEM's conflicted copy 2013-05-29).wav</text:p>
          </table:table-cell>
          <table:table-cell/>
          <table:table-cell office:value-type="string" calcext:value-type="string">
            <text:p>d:\Dropbox\music\Yellow_Leaves\Yellow_Leaves_13-6 (mkg-1015PEM's conflicted copy 2013-05-29).wav</text:p>
          </table:table-cell>
          <table:table-cell table:style-name="ce10" office:value-type="date" office:date-value="2013-05-29T13:35:13" calcext:value-type="date">
            <text:p>05/29/13 01:3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9:.T3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cd.wav</text:p>
          </table:table-cell>
          <table:table-cell/>
          <table:table-cell office:value-type="string" calcext:value-type="string">
            <text:p>d:\Dropbox\music\Yellow_Leaves\Yellow_Leaves_13-6.cd.wav</text:p>
          </table:table-cell>
          <table:table-cell table:style-name="ce10" office:value-type="date" office:date-value="2013-05-29T13:10:34" calcext:value-type="date">
            <text:p>05/29/13 01:10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0:.T3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norm.wav</text:p>
          </table:table-cell>
          <table:table-cell/>
          <table:table-cell office:value-type="string" calcext:value-type="string">
            <text:p>d:\Dropbox\music\Yellow_Leaves\Yellow_Leaves_13-6.norm.wav</text:p>
          </table:table-cell>
          <table:table-cell table:style-name="ce10" office:value-type="date" office:date-value="2013-05-29T13:28:17" calcext:value-type="date">
            <text:p>05/29/13 01:28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21:.T3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wav</text:p>
          </table:table-cell>
          <table:table-cell/>
          <table:table-cell office:value-type="string" calcext:value-type="string">
            <text:p>d:\Dropbox\music\Yellow_Leaves\Yellow_Leaves_13-6.wav</text:p>
          </table:table-cell>
          <table:table-cell table:style-name="ce10" office:value-type="date" office:date-value="2013-05-27T21:43:39" calcext:value-type="date">
            <text:p>05/27/13 09:4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2:.T3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cd.wav</text:p>
          </table:table-cell>
          <table:table-cell/>
          <table:table-cell office:value-type="string" calcext:value-type="string">
            <text:p>d:\Dropbox\music\Yellow_Leaves\Yellow_Leaves_13-7.cd.wav</text:p>
          </table:table-cell>
          <table:table-cell table:style-name="ce10" office:value-type="date" office:date-value="2013-05-27T15:55:58" calcext:value-type="date">
            <text:p>05/27/13 03:5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3:.T3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norm.wav</text:p>
          </table:table-cell>
          <table:table-cell/>
          <table:table-cell office:value-type="string" calcext:value-type="string">
            <text:p>d:\Dropbox\music\Yellow_Leaves\Yellow_Leaves_13-7.norm.wav</text:p>
          </table:table-cell>
          <table:table-cell table:style-name="ce10" office:value-type="date" office:date-value="2013-05-27T15:55:51" calcext:value-type="date">
            <text:p>05/27/13 03:5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24:.T3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wav</text:p>
          </table:table-cell>
          <table:table-cell/>
          <table:table-cell office:value-type="string" calcext:value-type="string">
            <text:p>d:\Dropbox\music\Yellow_Leaves\Yellow_Leaves_13-7.wav</text:p>
          </table:table-cell>
          <table:table-cell table:style-name="ce10" office:value-type="date" office:date-value="2013-05-27T15:55:50" calcext:value-type="date">
            <text:p>05/27/13 03:5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5:.T3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cd.wav</text:p>
          </table:table-cell>
          <table:table-cell/>
          <table:table-cell office:value-type="string" calcext:value-type="string">
            <text:p>d:\Dropbox\music\Yellow_Leaves\Yellow_Leaves_13-7new.cd.wav</text:p>
          </table:table-cell>
          <table:table-cell table:style-name="ce10" office:value-type="date" office:date-value="2013-06-22T13:35:14" calcext:value-type="date">
            <text:p>06/22/13 01:3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6:.T3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norm.wav</text:p>
          </table:table-cell>
          <table:table-cell/>
          <table:table-cell office:value-type="string" calcext:value-type="string">
            <text:p>d:\Dropbox\music\Yellow_Leaves\Yellow_Leaves_13-7new.norm.wav</text:p>
          </table:table-cell>
          <table:table-cell table:style-name="ce10" office:value-type="date" office:date-value="2013-06-22T13:35:06.999999" calcext:value-type="date">
            <text:p>06/22/13 01:3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27:.T3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wav</text:p>
          </table:table-cell>
          <table:table-cell/>
          <table:table-cell office:value-type="string" calcext:value-type="string">
            <text:p>d:\Dropbox\music\Yellow_Leaves\Yellow_Leaves_13-7new.wav</text:p>
          </table:table-cell>
          <table:table-cell table:style-name="ce10" office:value-type="date" office:date-value="2013-06-22T13:35:05" calcext:value-type="date">
            <text:p>06/22/13 01:3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8:.T3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9.norm.wav</text:p>
          </table:table-cell>
          <table:table-cell/>
          <table:table-cell office:value-type="string" calcext:value-type="string">
            <text:p>d:\Dropbox\music\Yellow_Leaves\Yellow_Leaves_9.norm.wav</text:p>
          </table:table-cell>
          <table:table-cell table:style-name="ce10" office:value-type="date" office:date-value="2013-03-09T12:02:36" calcext:value-type="date">
            <text:p>03/09/13 12:02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29:.T3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9.wav</text:p>
          </table:table-cell>
          <table:table-cell/>
          <table:table-cell office:value-type="string" calcext:value-type="string">
            <text:p>d:\Dropbox\music\Yellow_Leaves\Yellow_Leaves_9.wav</text:p>
          </table:table-cell>
          <table:table-cell table:style-name="ce10" office:value-type="date" office:date-value="2013-03-09T12:02:38" calcext:value-type="date">
            <text:p>03/09/13 12:02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0:.T33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.4.lua.cd.wav</text:p>
          </table:table-cell>
          <table:table-cell/>
          <table:table-cell office:value-type="string" calcext:value-type="string">
            <text:p>d:\Dropbox\music\Yellow_Leaves\Yellow_Leaves.4.lua.cd.wav</text:p>
          </table:table-cell>
          <table:table-cell table:style-name="ce10" office:value-type="date" office:date-value="2013-03-09T12:01:56" calcext:value-type="date">
            <text:p>03/09/13 12:01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1:.T3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_test.wav</text:p>
          </table:table-cell>
          <table:table-cell/>
          <table:table-cell office:value-type="string" calcext:value-type="string">
            <text:p>d:\Dropbox\2014-Vanderbilt_Planetarium-MKG\zodiac_test.wav</text:p>
          </table:table-cell>
          <table:table-cell table:style-name="ce10" office:value-type="date" office:date-value="2014-03-04T02:25:31" calcext:value-type="date">
            <text:p>03/04/14 02:2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2:.T3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2-12.csd.wav</text:p>
          </table:table-cell>
          <table:table-cell/>
          <table:table-cell office:value-type="string" calcext:value-type="string">
            <text:p>d:\Dropbox\2014-Vanderbilt_Planetarium-MKG\zodiac-2014-02-12.csd.wav</text:p>
          </table:table-cell>
          <table:table-cell table:style-name="ce10" office:value-type="date" office:date-value="2014-02-23T02:26:33" calcext:value-type="date">
            <text:p>02/23/14 02:2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3:.T33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3-01.wav</text:p>
          </table:table-cell>
          <table:table-cell/>
          <table:table-cell office:value-type="string" calcext:value-type="string">
            <text:p>d:\Dropbox\2014-Vanderbilt_Planetarium-MKG\zodiac-2014-03-01.wav</text:p>
          </table:table-cell>
          <table:table-cell table:style-name="ce10" office:value-type="date" office:date-value="2014-03-06T00:20:09" calcext:value-type="date">
            <text:p>03/06/14 12:20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4:.T3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3-02.csd.wav</text:p>
          </table:table-cell>
          <table:table-cell/>
          <table:table-cell office:value-type="string" calcext:value-type="string">
            <text:p>d:\Dropbox\2014-Vanderbilt_Planetarium-MKG\zodiac-2014-03-02.csd.wav</text:p>
          </table:table-cell>
          <table:table-cell table:style-name="ce10" office:value-type="date" office:date-value="2014-03-06T00:37:10" calcext:value-type="date">
            <text:p>03/06/14 12:3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5:.T3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5.master.wav</text:p>
          </table:table-cell>
          <table:table-cell/>
          <table:table-cell office:value-type="string" calcext:value-type="string">
            <text:p>d:\Dropbox\2014-Vanderbilt_Planetarium-MKG\zodiac-2014-04-15.master.wav</text:p>
          </table:table-cell>
          <table:table-cell table:style-name="ce10" office:value-type="date" office:date-value="2014-04-17T01:52:02" calcext:value-type="date">
            <text:p>04/17/14 01:5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6:.T3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5.wav</text:p>
          </table:table-cell>
          <table:table-cell/>
          <table:table-cell office:value-type="string" calcext:value-type="string">
            <text:p>d:\Dropbox\2014-Vanderbilt_Planetarium-MKG\zodiac-2014-04-15.wav</text:p>
          </table:table-cell>
          <table:table-cell table:style-name="ce10" office:value-type="date" office:date-value="2014-04-17T01:45:52" calcext:value-type="date">
            <text:p>04/17/14 01:4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7:.T3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.cd.wav</text:p>
          </table:table-cell>
          <table:table-cell/>
          <table:table-cell office:value-type="string" calcext:value-type="string">
            <text:p>d:\Dropbox\2014-Vanderbilt_Planetarium-MKG\zodiac-2014-04-16.cd.wav</text:p>
          </table:table-cell>
          <table:table-cell table:style-name="ce10" office:value-type="date" office:date-value="2014-04-17T02:26:49" calcext:value-type="date">
            <text:p>04/17/14 02:2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8:.T3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.master.wav</text:p>
          </table:table-cell>
          <table:table-cell/>
          <table:table-cell office:value-type="string" calcext:value-type="string">
            <text:p>d:\Dropbox\2014-Vanderbilt_Planetarium-MKG\zodiac-2014-04-16.master.wav</text:p>
          </table:table-cell>
          <table:table-cell table:style-name="ce10" office:value-type="date" office:date-value="2014-04-18T04:05:04" calcext:value-type="date">
            <text:p>04/18/14 04:0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9:.T3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a.master.wav</text:p>
          </table:table-cell>
          <table:table-cell/>
          <table:table-cell office:value-type="string" calcext:value-type="string">
            <text:p>d:\Dropbox\2014-Vanderbilt_Planetarium-MKG\zodiac-2014-04-16a.master.wav</text:p>
          </table:table-cell>
          <table:table-cell table:style-name="ce10" office:value-type="date" office:date-value="2014-04-19T04:06:49.999999" calcext:value-type="date">
            <text:p>04/19/14 04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40:.T3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9a.master.wav</text:p>
          </table:table-cell>
          <table:table-cell/>
          <table:table-cell office:value-type="string" calcext:value-type="string">
            <text:p>d:\Dropbox\2014-Vanderbilt_Planetarium-MKG\zodiac-2014-04-19a.master.wav</text:p>
          </table:table-cell>
          <table:table-cell table:style-name="ce10" office:value-type="date" office:date-value="2014-04-26T21:13:17" calcext:value-type="date">
            <text:p>04/26/14 09:1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41:.T3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914-02-12.csd.wav</text:p>
          </table:table-cell>
          <table:table-cell/>
          <table:table-cell office:value-type="string" calcext:value-type="string">
            <text:p>d:\Dropbox\tutorial\code\03_Zodiac\zodiac-2914-02-12.csd.wav</text:p>
          </table:table-cell>
          <table:table-cell table:style-name="ce10" office:value-type="date" office:date-value="2014-03-07T04:12:33" calcext:value-type="date">
            <text:p>03/07/14 04:1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42:.T3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double.wav</text:p>
          </table:table-cell>
          <table:table-cell/>
          <table:table-cell office:value-type="string" calcext:value-type="string">
            <text:p>c:\Users\mike\development\csoundabx\difference\zodiac-double.wav</text:p>
          </table:table-cell>
          <table:table-cell table:style-name="ce10" office:value-type="date" office:date-value="2013-05-04T23:45:13" calcext:value-type="date">
            <text:p>05/04/13 11:4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43:.T3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float.wav</text:p>
          </table:table-cell>
          <table:table-cell/>
          <table:table-cell office:value-type="string" calcext:value-type="string">
            <text:p>c:\Users\mike\development\csoundabx\difference\zodiac-float.wav</text:p>
          </table:table-cell>
          <table:table-cell table:style-name="ce10" office:value-type="date" office:date-value="2013-05-04T23:45:30" calcext:value-type="date">
            <text:p>05/04/13 11:4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44:.T3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.wav</text:p>
          </table:table-cell>
          <table:table-cell/>
          <table:table-cell office:value-type="string" calcext:value-type="string">
            <text:p>d:\Dropbox\tutorial\code\03_Zodiac\zodiac.wav</text:p>
          </table:table-cell>
          <table:table-cell table:style-name="ce10" office:value-type="date" office:date-value="2013-04-28T20:11:42" calcext:value-type="date">
            <text:p>04/28/13 08:11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45:.T34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number-columns-repeated="3" table:default-cell-style-name="Default"/>
        <table:table-row table:style-name="ro1">
          <table:table-cell table:style-name="ce1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A1]*60+[.B1]" office:value-type="float" office:value="794" calcext:value-type="float">
            <text:p>79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]*60+[.B2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3]*60+[.B3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4]*60+[.B4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5]*60+[.B5]" office:value-type="float" office:value="302" calcext:value-type="float">
            <text:p>302</text:p>
          </table:table-cell>
        </table:table-row>
        <table:table-row table:style-name="ro1">
          <table:table-cell table:number-columns-repeated="2"/>
          <table:table-cell table:formula="of:=SUM([.C1:.C5])" office:value-type="float" office:value="1822" calcext:value-type="float">
            <text:p>1822</text:p>
          </table:table-cell>
        </table:table-row>
        <table:table-row table:style-name="ro1">
          <table:table-cell table:number-columns-repeated="2"/>
          <table:table-cell table:style-name="ce15" table:formula="of:=[.C6]/(24*60*60)" office:value-type="time" office:time-value="PT00H30M22S" calcext:value-type="time">
            <text:p>30:22.00</text:p>
          </table:table-cell>
        </table:table-row>
      </table:table>
      <table:named-expressions/>
      <table:database-ranges>
        <table:database-range table:name="__Anonymous_Sheet_DB__0" table:target-range-address="Sheet1.A3:Sheet1.T345">
          <table:sort>
            <table:sort-by table:field-number="1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5:21:19.9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6:50.963000000</meta:creation-date>
    <dc:date>2016-12-11T16:06:58.630000000</dc:date>
    <meta:editing-duration>P1DT1H30M1S</meta:editing-duration>
    <meta:editing-cycles>116</meta:editing-cycles>
    <meta:generator>LibreOffice/5.2.3.3$Windows_X86_64 LibreOffice_project/d54a8868f08a7b39642414cf2c8ef2f228f780cf</meta:generator>
    <meta:document-statistic meta:table-count="2" meta:cell-count="2462" meta:object-count="0"/>
  </office:meta>
</office:document-meta>
</file>